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Bitstream Vera Sans Mono', 'Courier New', Courier, monospace"/>
    <style:font-face style:name="Lucida Sans Unicode" svg:font-family="'Lucida Sans Unicode', 'Lucida Grande', sans-serif"/>
    <style:font-face style:name="Tahoma" svg:font-family="Tahoma, Helvetica, sans-serif"/>
    <style:font-face style:name="Arial Unicode MS1" svg:font-family="'Arial Unicode M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nsolas2" svg:font-family="Consola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882in" table:align="left" style:writing-mode="lr-tb"/>
    </style:style>
    <style:style style:name="Table1.A" style:family="table-column">
      <style:table-column-properties style:column-width="0.1674in"/>
    </style:style>
    <style:style style:name="Table1.B" style:family="table-column">
      <style:table-column-properties style:column-width="2.7208in"/>
    </style:style>
    <style:style style:name="Table1.A1" style:family="table-cell">
      <style:table-cell-properties style:vertical-align="middle" fo:padding="0.0194in" fo:border="none"/>
    </style:style>
    <style:style style:name="Table2" style:family="table">
      <style:table-properties style:width="0.2896in" table:align="left" style:writing-mode="lr-tb"/>
    </style:style>
    <style:style style:name="Table2.A" style:family="table-column">
      <style:table-column-properties style:column-width="0.1674in"/>
    </style:style>
    <style:style style:name="Table2.B" style:family="table-column">
      <style:table-column-properties style:column-width="0.1222in"/>
    </style:style>
    <style:style style:name="Table2.A1" style:family="table-cell">
      <style:table-cell-properties style:vertical-align="middle" fo:padding="0.0194in" fo:border="none"/>
    </style:style>
    <style:style style:name="Table3" style:family="table">
      <style:table-properties style:width="1.0181in" table:align="left" style:writing-mode="lr-tb"/>
    </style:style>
    <style:style style:name="Table3.A" style:family="table-column">
      <style:table-column-properties style:column-width="0.1674in"/>
    </style:style>
    <style:style style:name="Table3.B" style:family="table-column">
      <style:table-column-properties style:column-width="0.8507in"/>
    </style:style>
    <style:style style:name="Table3.A1" style:family="table-cell">
      <style:table-cell-properties style:vertical-align="middle" fo:padding="0.0194in" fo:border="none"/>
    </style:style>
    <style:style style:name="Table4" style:family="table">
      <style:table-properties style:width="3.016in" table:align="left" style:writing-mode="lr-tb"/>
    </style:style>
    <style:style style:name="Table4.A" style:family="table-column">
      <style:table-column-properties style:column-width="0.1674in"/>
    </style:style>
    <style:style style:name="Table4.B" style:family="table-column">
      <style:table-column-properties style:column-width="2.8486in"/>
    </style:style>
    <style:style style:name="Table4.A1" style:family="table-cell">
      <style:table-cell-properties style:vertical-align="middle" fo:padding="0.0194in" fo:border="none"/>
    </style:style>
    <style:style style:name="Table5" style:family="table">
      <style:table-properties style:width="2.7681in" table:align="left" style:writing-mode="lr-tb"/>
    </style:style>
    <style:style style:name="Table5.A" style:family="table-column">
      <style:table-column-properties style:column-width="0.1674in"/>
    </style:style>
    <style:style style:name="Table5.B" style:family="table-column">
      <style:table-column-properties style:column-width="2.6007in"/>
    </style:style>
    <style:style style:name="Table5.A1" style:family="table-cell">
      <style:table-cell-properties style:vertical-align="middle" fo:padding="0.0194in" fo:border="none"/>
    </style:style>
    <style:style style:name="Table6" style:family="table">
      <style:table-properties style:width="0.4493in" table:align="left" style:writing-mode="lr-tb"/>
    </style:style>
    <style:style style:name="Table6.A" style:family="table-column">
      <style:table-column-properties style:column-width="0.1674in"/>
    </style:style>
    <style:style style:name="Table6.B" style:family="table-column">
      <style:table-column-properties style:column-width="0.2819in"/>
    </style:style>
    <style:style style:name="Table6.A1" style:family="table-cell">
      <style:table-cell-properties style:vertical-align="middle" fo:padding="0.0194in" fo:border="none"/>
    </style:style>
    <style:style style:name="Table7" style:family="table">
      <style:table-properties style:width="0.2896in" table:align="left" style:writing-mode="lr-tb"/>
    </style:style>
    <style:style style:name="Table7.A" style:family="table-column">
      <style:table-column-properties style:column-width="0.1674in"/>
    </style:style>
    <style:style style:name="Table7.B" style:family="table-column">
      <style:table-column-properties style:column-width="0.1222in"/>
    </style:style>
    <style:style style:name="Table7.A1" style:family="table-cell">
      <style:table-cell-properties style:vertical-align="middle" fo:padding="0.0194in" fo:border="none"/>
    </style:style>
    <style:style style:name="Table8" style:family="table">
      <style:table-properties style:width="0.5222in" table:align="left" style:writing-mode="lr-tb"/>
    </style:style>
    <style:style style:name="Table8.A" style:family="table-column">
      <style:table-column-properties style:column-width="0.1674in"/>
    </style:style>
    <style:style style:name="Table8.B" style:family="table-column">
      <style:table-column-properties style:column-width="0.3549in"/>
    </style:style>
    <style:style style:name="Table8.A1" style:family="table-cell">
      <style:table-cell-properties style:vertical-align="middle" fo:padding="0.0194in" fo:border="none"/>
    </style:style>
    <style:style style:name="Table9" style:family="table">
      <style:table-properties style:width="2.8882in" table:align="left" style:writing-mode="lr-tb"/>
    </style:style>
    <style:style style:name="Table9.A" style:family="table-column">
      <style:table-column-properties style:column-width="0.1674in"/>
    </style:style>
    <style:style style:name="Table9.B" style:family="table-column">
      <style:table-column-properties style:column-width="2.7208in"/>
    </style:style>
    <style:style style:name="Table9.A1" style:family="table-cell">
      <style:table-cell-properties style:vertical-align="middle" fo:padding="0.0194in" fo:border="none"/>
    </style:style>
    <style:style style:name="Table10" style:family="table">
      <style:table-properties style:width="0.2896in" table:align="left" style:writing-mode="lr-tb"/>
    </style:style>
    <style:style style:name="Table10.A" style:family="table-column">
      <style:table-column-properties style:column-width="0.1674in"/>
    </style:style>
    <style:style style:name="Table10.B" style:family="table-column">
      <style:table-column-properties style:column-width="0.1222in"/>
    </style:style>
    <style:style style:name="Table10.A1" style:family="table-cell">
      <style:table-cell-properties style:vertical-align="middle" fo:padding="0.0194in" fo:border="none"/>
    </style:style>
    <style:style style:name="Table11" style:family="table">
      <style:table-properties style:width="1.1792in" table:align="left" style:writing-mode="lr-tb"/>
    </style:style>
    <style:style style:name="Table11.A" style:family="table-column">
      <style:table-column-properties style:column-width="0.1674in"/>
    </style:style>
    <style:style style:name="Table11.B" style:family="table-column">
      <style:table-column-properties style:column-width="1.0118in"/>
    </style:style>
    <style:style style:name="Table11.A1" style:family="table-cell">
      <style:table-cell-properties style:vertical-align="middle" fo:padding="0.0194in" fo:border="none"/>
    </style:style>
    <style:style style:name="Table12" style:family="table">
      <style:table-properties style:width="2.641in" table:align="left" style:writing-mode="lr-tb"/>
    </style:style>
    <style:style style:name="Table12.A" style:family="table-column">
      <style:table-column-properties style:column-width="0.1674in"/>
    </style:style>
    <style:style style:name="Table12.B" style:family="table-column">
      <style:table-column-properties style:column-width="2.4736in"/>
    </style:style>
    <style:style style:name="Table12.A1" style:family="table-cell">
      <style:table-cell-properties style:vertical-align="middle" fo:padding="0.0194in" fo:border="none"/>
    </style:style>
    <style:style style:name="Table13" style:family="table">
      <style:table-properties style:width="2.4868in" table:align="left" style:writing-mode="lr-tb"/>
    </style:style>
    <style:style style:name="Table13.A" style:family="table-column">
      <style:table-column-properties style:column-width="0.1674in"/>
    </style:style>
    <style:style style:name="Table13.B" style:family="table-column">
      <style:table-column-properties style:column-width="2.3194in"/>
    </style:style>
    <style:style style:name="Table13.A1" style:family="table-cell">
      <style:table-cell-properties style:vertical-align="middle" fo:padding="0.0194in" fo:border="none"/>
    </style:style>
    <style:style style:name="Table14" style:family="table">
      <style:table-properties style:width="0.4493in" table:align="left" style:writing-mode="lr-tb"/>
    </style:style>
    <style:style style:name="Table14.A" style:family="table-column">
      <style:table-column-properties style:column-width="0.1674in"/>
    </style:style>
    <style:style style:name="Table14.B" style:family="table-column">
      <style:table-column-properties style:column-width="0.2819in"/>
    </style:style>
    <style:style style:name="Table14.A1" style:family="table-cell">
      <style:table-cell-properties style:vertical-align="middle" fo:padding="0.0194in" fo:border="none"/>
    </style:style>
    <style:style style:name="Table15" style:family="table">
      <style:table-properties style:width="0.2896in" table:align="left" style:writing-mode="lr-tb"/>
    </style:style>
    <style:style style:name="Table15.A" style:family="table-column">
      <style:table-column-properties style:column-width="0.1674in"/>
    </style:style>
    <style:style style:name="Table15.B" style:family="table-column">
      <style:table-column-properties style:column-width="0.1222in"/>
    </style:style>
    <style:style style:name="Table15.A1" style:family="table-cell">
      <style:table-cell-properties style:vertical-align="middle" fo:padding="0.0194in" fo:border="none"/>
    </style:style>
    <style:style style:name="Table16" style:family="table">
      <style:table-properties style:width="0.5222in" table:align="left" style:writing-mode="lr-tb"/>
    </style:style>
    <style:style style:name="Table16.A" style:family="table-column">
      <style:table-column-properties style:column-width="0.1674in"/>
    </style:style>
    <style:style style:name="Table16.B" style:family="table-column">
      <style:table-column-properties style:column-width="0.3549in"/>
    </style:style>
    <style:style style:name="Table16.A1" style:family="table-cell">
      <style:table-cell-properties style:vertical-align="middle" fo:padding="0.0194in" fo:border="none"/>
    </style:style>
    <style:style style:name="Table17" style:family="table">
      <style:table-properties style:width="1.5194in" table:align="left" style:writing-mode="lr-tb"/>
    </style:style>
    <style:style style:name="Table17.A" style:family="table-column">
      <style:table-column-properties style:column-width="0.1674in"/>
    </style:style>
    <style:style style:name="Table17.B" style:family="table-column">
      <style:table-column-properties style:column-width="1.3521in"/>
    </style:style>
    <style:style style:name="Table17.A1" style:family="table-cell">
      <style:table-cell-properties style:vertical-align="middle" fo:padding="0.0194in" fo:border="none"/>
    </style:style>
    <style:style style:name="Table18" style:family="table">
      <style:table-properties style:width="0.5431in" table:align="left" style:writing-mode="lr-tb"/>
    </style:style>
    <style:style style:name="Table18.A" style:family="table-column">
      <style:table-column-properties style:column-width="0.1674in"/>
    </style:style>
    <style:style style:name="Table18.B" style:family="table-column">
      <style:table-column-properties style:column-width="0.3757in"/>
    </style:style>
    <style:style style:name="Table18.A1" style:family="table-cell">
      <style:table-cell-properties style:vertical-align="middle" fo:padding="0.0194in" fo:border="none"/>
    </style:style>
    <style:style style:name="Table19" style:family="table">
      <style:table-properties style:width="3.3694in" table:align="left" style:writing-mode="lr-tb"/>
    </style:style>
    <style:style style:name="Table19.A" style:family="table-column">
      <style:table-column-properties style:column-width="0.1674in"/>
    </style:style>
    <style:style style:name="Table19.B" style:family="table-column">
      <style:table-column-properties style:column-width="3.2021in"/>
    </style:style>
    <style:style style:name="Table19.A1" style:family="table-cell">
      <style:table-cell-properties style:vertical-align="middle" fo:padding="0.0194in" fo:border="none"/>
    </style:style>
    <style:style style:name="Table20" style:family="table">
      <style:table-properties style:width="0.7306in" table:align="left" style:writing-mode="lr-tb"/>
    </style:style>
    <style:style style:name="Table20.A" style:family="table-column">
      <style:table-column-properties style:column-width="0.1674in"/>
    </style:style>
    <style:style style:name="Table20.B" style:family="table-column">
      <style:table-column-properties style:column-width="0.5632in"/>
    </style:style>
    <style:style style:name="Table20.A1" style:family="table-cell">
      <style:table-cell-properties style:vertical-align="middle" fo:padding="0.0194in" fo:border="none"/>
    </style:style>
    <style:style style:name="Table21" style:family="table">
      <style:table-properties style:width="0.6646in" table:align="left" style:writing-mode="lr-tb"/>
    </style:style>
    <style:style style:name="Table21.A" style:family="table-column">
      <style:table-column-properties style:column-width="0.1674in"/>
    </style:style>
    <style:style style:name="Table21.B" style:family="table-column">
      <style:table-column-properties style:column-width="0.4972in"/>
    </style:style>
    <style:style style:name="Table21.A1" style:family="table-cell">
      <style:table-cell-properties style:vertical-align="middle" fo:padding="0.0194in" fo:border="none"/>
    </style:style>
    <style:style style:name="Table22" style:family="table">
      <style:table-properties style:width="0.9181in" table:align="left" style:writing-mode="lr-tb"/>
    </style:style>
    <style:style style:name="Table22.A" style:family="table-column">
      <style:table-column-properties style:column-width="0.1674in"/>
    </style:style>
    <style:style style:name="Table22.B" style:family="table-column">
      <style:table-column-properties style:column-width="0.7507in"/>
    </style:style>
    <style:style style:name="Table22.A1" style:family="table-cell">
      <style:table-cell-properties style:vertical-align="middle" fo:padding="0.0194in" fo:border="none"/>
    </style:style>
    <style:style style:name="Table23" style:family="table">
      <style:table-properties style:width="0.3556in" table:align="left" style:writing-mode="lr-tb"/>
    </style:style>
    <style:style style:name="Table23.A" style:family="table-column">
      <style:table-column-properties style:column-width="0.1674in"/>
    </style:style>
    <style:style style:name="Table23.B" style:family="table-column">
      <style:table-column-properties style:column-width="0.1882in"/>
    </style:style>
    <style:style style:name="Table23.A1" style:family="table-cell">
      <style:table-cell-properties style:vertical-align="middle" fo:padding="0.0194in" fo:border="none"/>
    </style:style>
    <style:style style:name="Table24" style:family="table">
      <style:table-properties style:width="1.3319in" table:align="left" style:writing-mode="lr-tb"/>
    </style:style>
    <style:style style:name="Table24.A" style:family="table-column">
      <style:table-column-properties style:column-width="0.1674in"/>
    </style:style>
    <style:style style:name="Table24.B" style:family="table-column">
      <style:table-column-properties style:column-width="1.1646in"/>
    </style:style>
    <style:style style:name="Table24.A1" style:family="table-cell">
      <style:table-cell-properties style:vertical-align="middle" fo:padding="0.0194in" fo:border="none"/>
    </style:style>
    <style:style style:name="Table25" style:family="table">
      <style:table-properties style:width="0.9181in" table:align="left" style:writing-mode="lr-tb"/>
    </style:style>
    <style:style style:name="Table25.A" style:family="table-column">
      <style:table-column-properties style:column-width="0.1674in"/>
    </style:style>
    <style:style style:name="Table25.B" style:family="table-column">
      <style:table-column-properties style:column-width="0.7507in"/>
    </style:style>
    <style:style style:name="Table25.A1" style:family="table-cell">
      <style:table-cell-properties style:vertical-align="middle" fo:padding="0.0194in" fo:border="none"/>
    </style:style>
    <style:style style:name="Table26" style:family="table">
      <style:table-properties style:width="3.7444in" table:align="left" style:writing-mode="lr-tb"/>
    </style:style>
    <style:style style:name="Table26.A" style:family="table-column">
      <style:table-column-properties style:column-width="0.1674in"/>
    </style:style>
    <style:style style:name="Table26.B" style:family="table-column">
      <style:table-column-properties style:column-width="3.5771in"/>
    </style:style>
    <style:style style:name="Table26.A1" style:family="table-cell">
      <style:table-cell-properties style:vertical-align="middle" fo:padding="0.0194in" fo:border="none"/>
    </style:style>
    <style:style style:name="Table27" style:family="table">
      <style:table-properties style:width="1.1056in" table:align="left" style:writing-mode="lr-tb"/>
    </style:style>
    <style:style style:name="Table27.A" style:family="table-column">
      <style:table-column-properties style:column-width="0.1674in"/>
    </style:style>
    <style:style style:name="Table27.B" style:family="table-column">
      <style:table-column-properties style:column-width="0.9382in"/>
    </style:style>
    <style:style style:name="Table27.A1" style:family="table-cell">
      <style:table-cell-properties style:vertical-align="middle" fo:padding="0.0194in" fo:border="none"/>
    </style:style>
    <style:style style:name="Table28" style:family="table">
      <style:table-properties style:width="3.7007in" table:align="left" style:writing-mode="lr-tb"/>
    </style:style>
    <style:style style:name="Table28.A" style:family="table-column">
      <style:table-column-properties style:column-width="0.1674in"/>
    </style:style>
    <style:style style:name="Table28.B" style:family="table-column">
      <style:table-column-properties style:column-width="3.5333in"/>
    </style:style>
    <style:style style:name="Table28.A1" style:family="table-cell">
      <style:table-cell-properties style:vertical-align="middle" fo:padding="0.0194in" fo:border="none"/>
    </style:style>
    <style:style style:name="Table29" style:family="table">
      <style:table-properties style:width="6.5in" table:align="left" style:writing-mode="lr-tb"/>
    </style:style>
    <style:style style:name="Table29.A" style:family="table-column">
      <style:table-column-properties style:column-width="0.1674in"/>
    </style:style>
    <style:style style:name="Table29.B" style:family="table-column">
      <style:table-column-properties style:column-width="6.3326in"/>
    </style:style>
    <style:style style:name="Table29.A1" style:family="table-cell">
      <style:table-cell-properties style:vertical-align="middle" fo:padding="0.0194in" fo:border="none"/>
    </style:style>
    <style:style style:name="Table30" style:family="table">
      <style:table-properties style:width="1.2931in" table:align="left" style:writing-mode="lr-tb"/>
    </style:style>
    <style:style style:name="Table30.A" style:family="table-column">
      <style:table-column-properties style:column-width="0.1674in"/>
    </style:style>
    <style:style style:name="Table30.B" style:family="table-column">
      <style:table-column-properties style:column-width="1.1257in"/>
    </style:style>
    <style:style style:name="Table30.A1" style:family="table-cell">
      <style:table-cell-properties style:vertical-align="middle" fo:padding="0.0194in" fo:border="none"/>
    </style:style>
    <style:style style:name="Table31" style:family="table">
      <style:table-properties style:width="0.7306in" table:align="left" style:writing-mode="lr-tb"/>
    </style:style>
    <style:style style:name="Table31.A" style:family="table-column">
      <style:table-column-properties style:column-width="0.1674in"/>
    </style:style>
    <style:style style:name="Table31.B" style:family="table-column">
      <style:table-column-properties style:column-width="0.5632in"/>
    </style:style>
    <style:style style:name="Table31.A1" style:family="table-cell">
      <style:table-cell-properties style:vertical-align="middle" fo:padding="0.0194in" fo:border="none"/>
    </style:style>
    <style:style style:name="Table32" style:family="table">
      <style:table-properties style:width="1.3319in" table:align="left" style:writing-mode="lr-tb"/>
    </style:style>
    <style:style style:name="Table32.A" style:family="table-column">
      <style:table-column-properties style:column-width="0.1674in"/>
    </style:style>
    <style:style style:name="Table32.B" style:family="table-column">
      <style:table-column-properties style:column-width="1.1646in"/>
    </style:style>
    <style:style style:name="Table32.A1" style:family="table-cell">
      <style:table-cell-properties style:vertical-align="middle" fo:padding="0.0194in" fo:border="none"/>
    </style:style>
    <style:style style:name="Table33" style:family="table">
      <style:table-properties style:width="0.9181in" table:align="left" style:writing-mode="lr-tb"/>
    </style:style>
    <style:style style:name="Table33.A" style:family="table-column">
      <style:table-column-properties style:column-width="0.1674in"/>
    </style:style>
    <style:style style:name="Table33.B" style:family="table-column">
      <style:table-column-properties style:column-width="0.7507in"/>
    </style:style>
    <style:style style:name="Table33.A1" style:family="table-cell">
      <style:table-cell-properties style:vertical-align="middle" fo:padding="0.0194in" fo:border="none"/>
    </style:style>
    <style:style style:name="Table34" style:family="table">
      <style:table-properties style:width="3.7444in" table:align="left" style:writing-mode="lr-tb"/>
    </style:style>
    <style:style style:name="Table34.A" style:family="table-column">
      <style:table-column-properties style:column-width="0.1674in"/>
    </style:style>
    <style:style style:name="Table34.B" style:family="table-column">
      <style:table-column-properties style:column-width="3.5771in"/>
    </style:style>
    <style:style style:name="Table34.A1" style:family="table-cell">
      <style:table-cell-properties style:vertical-align="middle" fo:padding="0.0194in" fo:border="none"/>
    </style:style>
    <style:style style:name="Table35" style:family="table">
      <style:table-properties style:width="1.1056in" table:align="left" style:writing-mode="lr-tb"/>
    </style:style>
    <style:style style:name="Table35.A" style:family="table-column">
      <style:table-column-properties style:column-width="0.1674in"/>
    </style:style>
    <style:style style:name="Table35.B" style:family="table-column">
      <style:table-column-properties style:column-width="0.9382in"/>
    </style:style>
    <style:style style:name="Table35.A1" style:family="table-cell">
      <style:table-cell-properties style:vertical-align="middle" fo:padding="0.0194in" fo:border="none"/>
    </style:style>
    <style:style style:name="Table36" style:family="table">
      <style:table-properties style:width="6.5in" table:align="left" style:writing-mode="lr-tb"/>
    </style:style>
    <style:style style:name="Table36.A" style:family="table-column">
      <style:table-column-properties style:column-width="0.1674in"/>
    </style:style>
    <style:style style:name="Table36.B" style:family="table-column">
      <style:table-column-properties style:column-width="6.3326in"/>
    </style:style>
    <style:style style:name="Table36.A1" style:family="table-cell">
      <style:table-cell-properties style:vertical-align="middle" fo:padding="0.0194in" fo:border="none"/>
    </style:style>
    <style:style style:name="Table37" style:family="table">
      <style:table-properties style:width="1.2931in" table:align="left" style:writing-mode="lr-tb"/>
    </style:style>
    <style:style style:name="Table37.A" style:family="table-column">
      <style:table-column-properties style:column-width="0.1674in"/>
    </style:style>
    <style:style style:name="Table37.B" style:family="table-column">
      <style:table-column-properties style:column-width="1.1257in"/>
    </style:style>
    <style:style style:name="Table37.A1" style:family="table-cell">
      <style:table-cell-properties style:vertical-align="middle" fo:padding="0.0194in" fo:border="none"/>
    </style:style>
    <style:style style:name="Table38" style:family="table">
      <style:table-properties style:width="0.7306in" table:align="left" style:writing-mode="lr-tb"/>
    </style:style>
    <style:style style:name="Table38.A" style:family="table-column">
      <style:table-column-properties style:column-width="0.1674in"/>
    </style:style>
    <style:style style:name="Table38.B" style:family="table-column">
      <style:table-column-properties style:column-width="0.5632in"/>
    </style:style>
    <style:style style:name="Table38.A1" style:family="table-cell">
      <style:table-cell-properties style:vertical-align="middle" fo:padding="0.0194in" fo:border="none"/>
    </style:style>
    <style:style style:name="Table39" style:family="table">
      <style:table-properties style:width="1.4132in" table:align="left" style:writing-mode="lr-tb"/>
    </style:style>
    <style:style style:name="Table39.A" style:family="table-column">
      <style:table-column-properties style:column-width="0.2486in"/>
    </style:style>
    <style:style style:name="Table39.B" style:family="table-column">
      <style:table-column-properties style:column-width="1.1646in"/>
    </style:style>
    <style:style style:name="Table39.A1" style:family="table-cell">
      <style:table-cell-properties style:vertical-align="middle" fo:padding="0.0194in" fo:border="none"/>
    </style:style>
    <style:style style:name="Table40" style:family="table">
      <style:table-properties style:width="0.9993in" table:align="left" style:writing-mode="lr-tb"/>
    </style:style>
    <style:style style:name="Table40.A" style:family="table-column">
      <style:table-column-properties style:column-width="0.2486in"/>
    </style:style>
    <style:style style:name="Table40.B" style:family="table-column">
      <style:table-column-properties style:column-width="0.7507in"/>
    </style:style>
    <style:style style:name="Table40.A1" style:family="table-cell">
      <style:table-cell-properties style:vertical-align="middle" fo:padding="0.0194in" fo:border="none"/>
    </style:style>
    <style:style style:name="Table41" style:family="table">
      <style:table-properties style:width="3.8257in" table:align="left" style:writing-mode="lr-tb"/>
    </style:style>
    <style:style style:name="Table41.A" style:family="table-column">
      <style:table-column-properties style:column-width="0.2486in"/>
    </style:style>
    <style:style style:name="Table41.B" style:family="table-column">
      <style:table-column-properties style:column-width="3.5771in"/>
    </style:style>
    <style:style style:name="Table41.A1" style:family="table-cell">
      <style:table-cell-properties style:vertical-align="middle" fo:padding="0.0194in" fo:border="none"/>
    </style:style>
    <style:style style:name="Table42" style:family="table">
      <style:table-properties style:width="1.1868in" table:align="left" style:writing-mode="lr-tb"/>
    </style:style>
    <style:style style:name="Table42.A" style:family="table-column">
      <style:table-column-properties style:column-width="0.2486in"/>
    </style:style>
    <style:style style:name="Table42.B" style:family="table-column">
      <style:table-column-properties style:column-width="0.9382in"/>
    </style:style>
    <style:style style:name="Table42.A1" style:family="table-cell">
      <style:table-cell-properties style:vertical-align="middle" fo:padding="0.0194in" fo:border="none"/>
    </style:style>
    <style:style style:name="Table43" style:family="table">
      <style:table-properties style:width="3.7819in" table:align="left" style:writing-mode="lr-tb"/>
    </style:style>
    <style:style style:name="Table43.A" style:family="table-column">
      <style:table-column-properties style:column-width="0.2486in"/>
    </style:style>
    <style:style style:name="Table43.B" style:family="table-column">
      <style:table-column-properties style:column-width="3.5333in"/>
    </style:style>
    <style:style style:name="Table43.A1" style:family="table-cell">
      <style:table-cell-properties style:vertical-align="middle" fo:padding="0.0194in" fo:border="none"/>
    </style:style>
    <style:style style:name="Table44" style:family="table">
      <style:table-properties style:width="6.5in" table:align="left" style:writing-mode="lr-tb"/>
    </style:style>
    <style:style style:name="Table44.A" style:family="table-column">
      <style:table-column-properties style:column-width="0.2486in"/>
    </style:style>
    <style:style style:name="Table44.B" style:family="table-column">
      <style:table-column-properties style:column-width="6.2514in"/>
    </style:style>
    <style:style style:name="Table44.A1" style:family="table-cell">
      <style:table-cell-properties style:vertical-align="middle" fo:padding="0.0194in" fo:border="none"/>
    </style:style>
    <style:style style:name="Table45" style:family="table">
      <style:table-properties style:width="0.3708in" table:align="left" style:writing-mode="lr-tb"/>
    </style:style>
    <style:style style:name="Table45.A" style:family="table-column">
      <style:table-column-properties style:column-width="0.2486in"/>
    </style:style>
    <style:style style:name="Table45.B" style:family="table-column">
      <style:table-column-properties style:column-width="0.1222in"/>
    </style:style>
    <style:style style:name="Table45.A1" style:family="table-cell">
      <style:table-cell-properties style:vertical-align="middle" fo:padding="0.0194in" fo:border="none"/>
    </style:style>
    <style:style style:name="Table46" style:family="table">
      <style:table-properties style:width="1.8493in" table:align="left" style:writing-mode="lr-tb"/>
    </style:style>
    <style:style style:name="Table46.A" style:family="table-column">
      <style:table-column-properties style:column-width="0.2486in"/>
    </style:style>
    <style:style style:name="Table46.B" style:family="table-column">
      <style:table-column-properties style:column-width="1.6007in"/>
    </style:style>
    <style:style style:name="Table46.A1" style:family="table-cell">
      <style:table-cell-properties style:vertical-align="middle" fo:padding="0.0194in" fo:border="none"/>
    </style:style>
    <style:style style:name="Table47" style:family="table">
      <style:table-properties style:width="0.3708in" table:align="left" style:writing-mode="lr-tb"/>
    </style:style>
    <style:style style:name="Table47.A" style:family="table-column">
      <style:table-column-properties style:column-width="0.2486in"/>
    </style:style>
    <style:style style:name="Table47.B" style:family="table-column">
      <style:table-column-properties style:column-width="0.1222in"/>
    </style:style>
    <style:style style:name="Table47.A1" style:family="table-cell">
      <style:table-cell-properties style:vertical-align="middle" fo:padding="0.0194in" fo:border="none"/>
    </style:style>
    <style:style style:name="Table48" style:family="table">
      <style:table-properties style:width="3.5215in" table:align="left" style:writing-mode="lr-tb"/>
    </style:style>
    <style:style style:name="Table48.A" style:family="table-column">
      <style:table-column-properties style:column-width="0.2486in"/>
    </style:style>
    <style:style style:name="Table48.B" style:family="table-column">
      <style:table-column-properties style:column-width="3.2729in"/>
    </style:style>
    <style:style style:name="Table48.A1" style:family="table-cell">
      <style:table-cell-properties style:vertical-align="middle" fo:padding="0.0194in" fo:border="none"/>
    </style:style>
    <style:style style:name="Table49" style:family="table">
      <style:table-properties style:width="3.0299in" table:align="left" style:writing-mode="lr-tb"/>
    </style:style>
    <style:style style:name="Table49.A" style:family="table-column">
      <style:table-column-properties style:column-width="0.2486in"/>
    </style:style>
    <style:style style:name="Table49.B" style:family="table-column">
      <style:table-column-properties style:column-width="2.7813in"/>
    </style:style>
    <style:style style:name="Table49.A1" style:family="table-cell">
      <style:table-cell-properties style:vertical-align="middle" fo:padding="0.0194in" fo:border="none"/>
    </style:style>
    <style:style style:name="Table50" style:family="table">
      <style:table-properties style:width="6.5in" table:align="left" style:writing-mode="lr-tb"/>
    </style:style>
    <style:style style:name="Table50.A" style:family="table-column">
      <style:table-column-properties style:column-width="0.2486in"/>
    </style:style>
    <style:style style:name="Table50.B" style:family="table-column">
      <style:table-column-properties style:column-width="6.2514in"/>
    </style:style>
    <style:style style:name="Table50.A1" style:family="table-cell">
      <style:table-cell-properties style:vertical-align="middle" fo:padding="0.0194in" fo:border="none"/>
    </style:style>
    <style:style style:name="Table51" style:family="table">
      <style:table-properties style:width="0.3708in" table:align="left" style:writing-mode="lr-tb"/>
    </style:style>
    <style:style style:name="Table51.A" style:family="table-column">
      <style:table-column-properties style:column-width="0.2486in"/>
    </style:style>
    <style:style style:name="Table51.B" style:family="table-column">
      <style:table-column-properties style:column-width="0.1222in"/>
    </style:style>
    <style:style style:name="Table51.A1" style:family="table-cell">
      <style:table-cell-properties style:vertical-align="middle" fo:padding="0.0194in" fo:border="none"/>
    </style:style>
    <style:style style:name="Table52" style:family="table">
      <style:table-properties style:width="1.5618in" table:align="left" style:writing-mode="lr-tb"/>
    </style:style>
    <style:style style:name="Table52.A" style:family="table-column">
      <style:table-column-properties style:column-width="0.2486in"/>
    </style:style>
    <style:style style:name="Table52.B" style:family="table-column">
      <style:table-column-properties style:column-width="1.3132in"/>
    </style:style>
    <style:style style:name="Table52.A1" style:family="table-cell">
      <style:table-cell-properties style:vertical-align="middle" fo:padding="0.0194in" fo:border="none"/>
    </style:style>
    <style:style style:name="Table53" style:family="table">
      <style:table-properties style:width="0.3708in" table:align="left" style:writing-mode="lr-tb"/>
    </style:style>
    <style:style style:name="Table53.A" style:family="table-column">
      <style:table-column-properties style:column-width="0.2486in"/>
    </style:style>
    <style:style style:name="Table53.B" style:family="table-column">
      <style:table-column-properties style:column-width="0.1222in"/>
    </style:style>
    <style:style style:name="Table53.A1" style:family="table-cell">
      <style:table-cell-properties style:vertical-align="middle" fo:padding="0.0194in" fo:border="none"/>
    </style:style>
    <style:style style:name="Table54" style:family="table">
      <style:table-properties style:width="1.3743in" table:align="left" style:writing-mode="lr-tb"/>
    </style:style>
    <style:style style:name="Table54.A" style:family="table-column">
      <style:table-column-properties style:column-width="0.2486in"/>
    </style:style>
    <style:style style:name="Table54.B" style:family="table-column">
      <style:table-column-properties style:column-width="1.1257in"/>
    </style:style>
    <style:style style:name="Table54.A1" style:family="table-cell">
      <style:table-cell-properties style:vertical-align="middle" fo:padding="0.0194in" fo:border="none"/>
    </style:style>
    <style:style style:name="Table55" style:family="table">
      <style:table-properties style:width="0.8118in" table:align="left" style:writing-mode="lr-tb"/>
    </style:style>
    <style:style style:name="Table55.A" style:family="table-column">
      <style:table-column-properties style:column-width="0.2486in"/>
    </style:style>
    <style:style style:name="Table55.B" style:family="table-column">
      <style:table-column-properties style:column-width="0.5632in"/>
    </style:style>
    <style:style style:name="Table55.A1" style:family="table-cell">
      <style:table-cell-properties style:vertical-align="middle" fo:padding="0.0194in" fo:border="none"/>
    </style:style>
    <style:style style:name="Table56" style:family="table">
      <style:table-properties style:width="1.4132in" table:align="left" style:writing-mode="lr-tb"/>
    </style:style>
    <style:style style:name="Table56.A" style:family="table-column">
      <style:table-column-properties style:column-width="0.2486in"/>
    </style:style>
    <style:style style:name="Table56.B" style:family="table-column">
      <style:table-column-properties style:column-width="1.1646in"/>
    </style:style>
    <style:style style:name="Table56.A1" style:family="table-cell">
      <style:table-cell-properties style:vertical-align="middle" fo:padding="0.0194in" fo:border="none"/>
    </style:style>
    <style:style style:name="Table57" style:family="table">
      <style:table-properties style:width="0.9993in" table:align="left" style:writing-mode="lr-tb"/>
    </style:style>
    <style:style style:name="Table57.A" style:family="table-column">
      <style:table-column-properties style:column-width="0.2486in"/>
    </style:style>
    <style:style style:name="Table57.B" style:family="table-column">
      <style:table-column-properties style:column-width="0.7507in"/>
    </style:style>
    <style:style style:name="Table57.A1" style:family="table-cell">
      <style:table-cell-properties style:vertical-align="middle" fo:padding="0.0194in" fo:border="none"/>
    </style:style>
    <style:style style:name="Table58" style:family="table">
      <style:table-properties style:width="3.8257in" table:align="left" style:writing-mode="lr-tb"/>
    </style:style>
    <style:style style:name="Table58.A" style:family="table-column">
      <style:table-column-properties style:column-width="0.2486in"/>
    </style:style>
    <style:style style:name="Table58.B" style:family="table-column">
      <style:table-column-properties style:column-width="3.5771in"/>
    </style:style>
    <style:style style:name="Table58.A1" style:family="table-cell">
      <style:table-cell-properties style:vertical-align="middle" fo:padding="0.0194in" fo:border="none"/>
    </style:style>
    <style:style style:name="Table59" style:family="table">
      <style:table-properties style:width="1.1868in" table:align="left" style:writing-mode="lr-tb"/>
    </style:style>
    <style:style style:name="Table59.A" style:family="table-column">
      <style:table-column-properties style:column-width="0.2486in"/>
    </style:style>
    <style:style style:name="Table59.B" style:family="table-column">
      <style:table-column-properties style:column-width="0.9382in"/>
    </style:style>
    <style:style style:name="Table59.A1" style:family="table-cell">
      <style:table-cell-properties style:vertical-align="middle" fo:padding="0.0194in" fo:border="none"/>
    </style:style>
    <style:style style:name="Table60" style:family="table">
      <style:table-properties style:width="3.7819in" table:align="left" style:writing-mode="lr-tb"/>
    </style:style>
    <style:style style:name="Table60.A" style:family="table-column">
      <style:table-column-properties style:column-width="0.2486in"/>
    </style:style>
    <style:style style:name="Table60.B" style:family="table-column">
      <style:table-column-properties style:column-width="3.5333in"/>
    </style:style>
    <style:style style:name="Table60.A1" style:family="table-cell">
      <style:table-cell-properties style:vertical-align="middle" fo:padding="0.0194in" fo:border="none"/>
    </style:style>
    <style:style style:name="Table61" style:family="table">
      <style:table-properties style:width="6.5in" table:align="left" style:writing-mode="lr-tb"/>
    </style:style>
    <style:style style:name="Table61.A" style:family="table-column">
      <style:table-column-properties style:column-width="0.2486in"/>
    </style:style>
    <style:style style:name="Table61.B" style:family="table-column">
      <style:table-column-properties style:column-width="6.2514in"/>
    </style:style>
    <style:style style:name="Table61.A1" style:family="table-cell">
      <style:table-cell-properties style:vertical-align="middle" fo:padding="0.0194in" fo:border="none"/>
    </style:style>
    <style:style style:name="Table62" style:family="table">
      <style:table-properties style:width="0.3708in" table:align="left" style:writing-mode="lr-tb"/>
    </style:style>
    <style:style style:name="Table62.A" style:family="table-column">
      <style:table-column-properties style:column-width="0.2486in"/>
    </style:style>
    <style:style style:name="Table62.B" style:family="table-column">
      <style:table-column-properties style:column-width="0.1222in"/>
    </style:style>
    <style:style style:name="Table62.A1" style:family="table-cell">
      <style:table-cell-properties style:vertical-align="middle" fo:padding="0.0194in" fo:border="none"/>
    </style:style>
    <style:style style:name="Table63" style:family="table">
      <style:table-properties style:width="2.0104in" table:align="left" style:writing-mode="lr-tb"/>
    </style:style>
    <style:style style:name="Table63.A" style:family="table-column">
      <style:table-column-properties style:column-width="0.2486in"/>
    </style:style>
    <style:style style:name="Table63.B" style:family="table-column">
      <style:table-column-properties style:column-width="1.7618in"/>
    </style:style>
    <style:style style:name="Table63.A1" style:family="table-cell">
      <style:table-cell-properties style:vertical-align="middle" fo:padding="0.0194in" fo:border="none"/>
    </style:style>
    <style:style style:name="Table64" style:family="table">
      <style:table-properties style:width="0.3708in" table:align="left" style:writing-mode="lr-tb"/>
    </style:style>
    <style:style style:name="Table64.A" style:family="table-column">
      <style:table-column-properties style:column-width="0.2486in"/>
    </style:style>
    <style:style style:name="Table64.B" style:family="table-column">
      <style:table-column-properties style:column-width="0.1222in"/>
    </style:style>
    <style:style style:name="Table64.A1" style:family="table-cell">
      <style:table-cell-properties style:vertical-align="middle" fo:padding="0.0194in" fo:border="none"/>
    </style:style>
    <style:style style:name="Table65" style:family="table">
      <style:table-properties style:width="3.5215in" table:align="left" style:writing-mode="lr-tb"/>
    </style:style>
    <style:style style:name="Table65.A" style:family="table-column">
      <style:table-column-properties style:column-width="0.2486in"/>
    </style:style>
    <style:style style:name="Table65.B" style:family="table-column">
      <style:table-column-properties style:column-width="3.2729in"/>
    </style:style>
    <style:style style:name="Table65.A1" style:family="table-cell">
      <style:table-cell-properties style:vertical-align="middle" fo:padding="0.0194in" fo:border="none"/>
    </style:style>
    <style:style style:name="Table66" style:family="table">
      <style:table-properties style:width="3.0299in" table:align="left" style:writing-mode="lr-tb"/>
    </style:style>
    <style:style style:name="Table66.A" style:family="table-column">
      <style:table-column-properties style:column-width="0.2486in"/>
    </style:style>
    <style:style style:name="Table66.B" style:family="table-column">
      <style:table-column-properties style:column-width="2.7813in"/>
    </style:style>
    <style:style style:name="Table66.A1" style:family="table-cell">
      <style:table-cell-properties style:vertical-align="middle" fo:padding="0.0194in" fo:border="none"/>
    </style:style>
    <style:style style:name="Table67" style:family="table">
      <style:table-properties style:width="6.5in" table:align="left" style:writing-mode="lr-tb"/>
    </style:style>
    <style:style style:name="Table67.A" style:family="table-column">
      <style:table-column-properties style:column-width="0.2486in"/>
    </style:style>
    <style:style style:name="Table67.B" style:family="table-column">
      <style:table-column-properties style:column-width="6.2514in"/>
    </style:style>
    <style:style style:name="Table67.A1" style:family="table-cell">
      <style:table-cell-properties style:vertical-align="middle" fo:padding="0.0194in" fo:border="none"/>
    </style:style>
    <style:style style:name="Table68" style:family="table">
      <style:table-properties style:width="0.3708in" table:align="left" style:writing-mode="lr-tb"/>
    </style:style>
    <style:style style:name="Table68.A" style:family="table-column">
      <style:table-column-properties style:column-width="0.2486in"/>
    </style:style>
    <style:style style:name="Table68.B" style:family="table-column">
      <style:table-column-properties style:column-width="0.1222in"/>
    </style:style>
    <style:style style:name="Table68.A1" style:family="table-cell">
      <style:table-cell-properties style:vertical-align="middle" fo:padding="0.0194in" fo:border="none"/>
    </style:style>
    <style:style style:name="Table69" style:family="table">
      <style:table-properties style:width="1.5618in" table:align="left" style:writing-mode="lr-tb"/>
    </style:style>
    <style:style style:name="Table69.A" style:family="table-column">
      <style:table-column-properties style:column-width="0.2486in"/>
    </style:style>
    <style:style style:name="Table69.B" style:family="table-column">
      <style:table-column-properties style:column-width="1.3132in"/>
    </style:style>
    <style:style style:name="Table69.A1" style:family="table-cell">
      <style:table-cell-properties style:vertical-align="middle" fo:padding="0.0194in" fo:border="none"/>
    </style:style>
    <style:style style:name="Table70" style:family="table">
      <style:table-properties style:width="0.3708in" table:align="left" style:writing-mode="lr-tb"/>
    </style:style>
    <style:style style:name="Table70.A" style:family="table-column">
      <style:table-column-properties style:column-width="0.2486in"/>
    </style:style>
    <style:style style:name="Table70.B" style:family="table-column">
      <style:table-column-properties style:column-width="0.1222in"/>
    </style:style>
    <style:style style:name="Table70.A1" style:family="table-cell">
      <style:table-cell-properties style:vertical-align="middle" fo:padding="0.0194in" fo:border="none"/>
    </style:style>
    <style:style style:name="Table71" style:family="table">
      <style:table-properties style:width="1.3743in" table:align="left" style:writing-mode="lr-tb"/>
    </style:style>
    <style:style style:name="Table71.A" style:family="table-column">
      <style:table-column-properties style:column-width="0.2486in"/>
    </style:style>
    <style:style style:name="Table71.B" style:family="table-column">
      <style:table-column-properties style:column-width="1.1257in"/>
    </style:style>
    <style:style style:name="Table71.A1" style:family="table-cell">
      <style:table-cell-properties style:vertical-align="middle" fo:padding="0.0194in" fo:border="none"/>
    </style:style>
    <style:style style:name="Table72" style:family="table">
      <style:table-properties style:width="0.8118in" table:align="left" style:writing-mode="lr-tb"/>
    </style:style>
    <style:style style:name="Table72.A" style:family="table-column">
      <style:table-column-properties style:column-width="0.2486in"/>
    </style:style>
    <style:style style:name="Table72.B" style:family="table-column">
      <style:table-column-properties style:column-width="0.5632in"/>
    </style:style>
    <style:style style:name="Table72.A1" style:family="table-cell">
      <style:table-cell-properties style:vertical-align="middle" fo:padding="0.0194in" fo:border="none"/>
    </style:style>
    <style:style style:name="P1" style:family="paragraph" style:parent-style-name="Standard">
      <style:text-properties fo:color="#000000" style:font-name="Arial1" fo:font-size="10.5pt" style:font-name-asian="Times New Roman1" style:font-size-asian="10.5pt" style:font-name-complex="Arial2" style:font-size-complex="10.5pt"/>
    </style:style>
    <style:style style:name="P2" style:family="paragraph" style:parent-style-name="Standard">
      <style:paragraph-properties fo:margin-left="0.0335in" fo:margin-right="0.0335in" fo:margin-top="0in" fo:margin-bottom="0.1665in" style:line-height-at-least="0.25in" fo:text-align="justify" style:justify-single-word="false" fo:text-indent="0in" style:auto-text-indent="false"/>
    </style:style>
    <style:style style:name="P3" style:family="paragraph" style:parent-style-name="Standard">
      <style:paragraph-properties fo:margin-left="0.0335in" fo:margin-right="0.0335in" fo:margin-top="0in" fo:margin-bottom="0.1665in" style:line-height-at-least="0.25in" fo:text-align="justify" style:justify-single-word="false" fo:text-indent="0in" style:auto-text-indent="false" fo:break-before="page"/>
    </style:style>
    <style:style style:name="P4" style:family="paragraph" style:parent-style-name="Standard" style:master-page-name="Standard">
      <style:paragraph-properties fo:margin-left="0.0335in" fo:margin-right="0.0335in" fo:margin-top="0in" fo:margin-bottom="0.1665in" style:line-height-at-least="0.25in" fo:text-align="justify" style:justify-single-word="false" fo:text-indent="0in" style:auto-text-indent="false" style:page-number="auto"/>
    </style:style>
    <style:style style:name="P5" style:family="paragraph" style:parent-style-name="Standard" style:list-style-name="WWNum1">
      <style:paragraph-properties fo:margin-top="0.0693in" fo:margin-bottom="0.052in" style:line-height-at-least="0.25in"/>
    </style:style>
    <style:style style:name="P6" style:family="paragraph" style:parent-style-name="Standard">
      <style:paragraph-properties fo:margin-top="0.0693in" fo:margin-bottom="0.052in" style:line-height-at-least="0.25in"/>
      <style:text-properties fo:color="#000000" style:font-name="Arial1" fo:font-size="10.5pt" style:font-name-asian="Times New Roman1" style:font-size-asian="10.5pt" style:font-name-complex="Arial2" style:font-size-complex="10.5pt"/>
    </style:style>
    <style:style style:name="P7" style:family="paragraph" style:parent-style-name="Standard">
      <style:paragraph-properties fo:margin-top="0in" fo:margin-bottom="0in" style:line-height-at-least="0.1665in" fo:padding="0.0555in" fo:border="0.0102in solid #d6d6d6">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paragraph-properties fo:margin-top="0in" fo:margin-bottom="0in" style:line-height-at-least="0.1665in" fo:padding="0.0555in" fo:border="0.0102in solid #d6d6d6">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Consolas" fo:font-size="9pt" style:font-name-asian="Times New Roman1" style:font-size-asian="9pt" style:font-name-complex="Consolas2" style:font-size-complex="9pt"/>
    </style:style>
    <style:style style:name="P9" style:family="paragraph" style:parent-style-name="Standard">
      <style:paragraph-properties fo:margin-top="0in" fo:margin-bottom="0in"/>
    </style:style>
    <style:style style:name="P10" style:family="paragraph" style:parent-style-name="Standard">
      <style:paragraph-properties fo:margin-top="0in" fo:margin-bottom="0in"/>
      <style:text-properties fo:font-size="14pt" style:font-size-asian="14pt"/>
    </style:style>
    <style:style style:name="P11" style:family="paragraph" style:parent-style-name="Standard">
      <style:paragraph-properties fo:margin-top="0in" fo:margin-bottom="0in" fo:line-height="100%"/>
      <style:text-properties fo:font-size="14pt" fo:font-style="italic" style:font-size-asian="14pt" style:font-style-asian="italic" style:font-size-complex="12pt" style:font-style-complex="italic"/>
    </style:style>
    <style:style style:name="P12" style:family="paragraph" style:parent-style-name="Standard">
      <style:paragraph-properties fo:margin-top="0in" fo:margin-bottom="0in"/>
      <style:text-properties fo:font-size="13pt" style:font-size-asian="13pt"/>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style:text-properties fo:font-size="12pt" style:font-size-asian="12pt" style:font-size-complex="12pt"/>
    </style:style>
    <style:style style:name="P15" style:family="paragraph" style:parent-style-name="Standard">
      <style:paragraph-properties fo:margin-top="0in" fo:margin-bottom="0in" fo:line-height="100%"/>
      <style:text-properties fo:font-size="12pt" fo:font-style="italic" style:font-size-asian="12pt" style:font-style-asian="italic" style:font-size-complex="12pt" style:font-style-complex="italic"/>
    </style:style>
    <style:style style:name="P16" style:family="paragraph" style:parent-style-name="Standard">
      <style:paragraph-properties fo:margin-top="0in" fo:margin-bottom="0in" fo:break-before="page"/>
    </style:style>
    <style:style style:name="P17" style:family="paragraph" style:parent-style-name="Standard">
      <style:paragraph-properties fo:margin-left="0.25in" fo:margin-right="0in" fo:margin-top="0in" fo:margin-bottom="0in" style:line-height-at-least="0.1665in" fo:text-indent="0in" style:auto-text-indent="false" fo:padding="0.0555in" fo:border="0.0102in solid #d6d6d6">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 style:family="paragraph" style:parent-style-name="Text_20_body">
      <style:paragraph-properties fo:margin-left="0in" fo:margin-right="0in" fo:margin-top="0in" fo:margin-bottom="0in" style:line-height-at-least="0.2811in" fo:text-align="justify" style:justify-single-word="false" fo:widows="1" fo:text-indent="0in" style:auto-text-indent="false" fo:padding="0in" fo:border="none"/>
      <style:text-properties fo:font-variant="normal" fo:text-transform="none" fo:color="#4b4a4a" style:font-name="Lucida Sans Unicode" fo:font-size="12pt" fo:letter-spacing="normal" fo:font-style="normal" fo:font-weight="normal"/>
    </style:style>
    <style:style style:name="P19" style:family="paragraph" style:parent-style-name="Text_20_body">
      <style:paragraph-properties fo:margin-left="0in" fo:margin-right="0in" fo:margin-top="0in" fo:margin-bottom="0in" style:line-height-at-least="0.2811in" fo:text-align="justify" style:justify-single-word="false" fo:widows="1" fo:text-indent="0in" style:auto-text-indent="false" fo:padding="0in" fo:border="none"/>
      <style:text-properties fo:font-variant="normal" fo:text-transform="none" fo:color="#4b4a4a" fo:letter-spacing="normal"/>
    </style:style>
    <style:style style:name="P20" style:family="paragraph" style:parent-style-name="Text_20_body">
      <style:paragraph-properties fo:margin-left="0in" fo:margin-right="0in" fo:margin-top="0in" fo:margin-bottom="0in" style:line-height-at-least="0.2811in" fo:text-align="justify" style:justify-single-word="false" fo:widows="1" fo:text-indent="0in" style:auto-text-indent="false" fo:padding="0in" fo:border="none"/>
    </style:style>
    <style:style style:name="P21" style:family="paragraph" style:parent-style-name="Normal_20__28_Web_29_" style:list-style-name="WWNum2">
      <style:paragraph-properties fo:margin-left="0.5335in" fo:margin-right="0in" fo:margin-top="0in" fo:margin-bottom="0in" style:line-height-at-least="0.25in" fo:text-align="justify" style:justify-single-word="false" fo:text-indent="0in" style:auto-text-indent="false"/>
    </style:style>
    <style:style style:name="P22" style:family="paragraph" style:parent-style-name="Normal_20__28_Web_29_">
      <style:paragraph-properties fo:margin-left="0.0335in" fo:margin-right="0in" fo:margin-top="0in" fo:margin-bottom="0in" style:line-height-at-least="0.25in" fo:text-align="justify" style:justify-single-word="false" fo:text-indent="0in" style:auto-text-indent="false"/>
    </style:style>
    <style:style style:name="P23" style:family="paragraph" style:parent-style-name="List_20_Paragraph" style:list-style-name="WWNum3">
      <style:paragraph-properties fo:margin-left="0.5in" fo:margin-right="0.0335in" fo:margin-top="0in" fo:margin-bottom="0.1665in" style:line-height-at-least="0.25in" fo:text-align="justify" style:justify-single-word="false" fo:text-indent="0in" style:auto-text-indent="false"/>
    </style:style>
    <style:style style:name="P24" style:family="paragraph" style:parent-style-name="List_20_Paragraph" style:list-style-name="WWNum1">
      <style:paragraph-properties fo:margin-left="0.5in" fo:margin-right="0.0335in" fo:margin-top="0in" fo:margin-bottom="0.1665in" style:line-height-at-least="0.25in" fo:text-align="justify" style:justify-single-word="false" fo:text-indent="0in" style:auto-text-indent="false"/>
    </style:style>
    <style:style style:name="P25" style:family="paragraph" style:parent-style-name="List_20_Paragraph" style:list-style-name="WWNum1">
      <style:paragraph-properties fo:margin-left="0.5in" fo:margin-right="0.0335in" fo:margin-top="0in" fo:margin-bottom="0.1665in" style:line-height-at-least="0.25in" fo:text-align="justify" style:justify-single-word="false" fo:text-indent="0in" style:auto-text-indent="false"/>
      <style:text-properties fo:color="#000000" style:font-name="Arial1" fo:font-size="10.5pt" style:font-name-asian="Times New Roman1" style:font-size-asian="10.5pt" style:font-name-complex="Arial2" style:font-size-complex="10.5pt"/>
    </style:style>
    <style:style style:name="P26" style:family="paragraph" style:parent-style-name="List_20_Paragraph" style:list-style-name="WWNum1">
      <style:paragraph-properties fo:margin-left="0.5in" fo:margin-right="0.0335in" fo:margin-top="0in" fo:margin-bottom="0.1665in" style:line-height-at-least="0.25in" fo:text-align="justify" style:justify-single-word="false" fo:text-indent="0in" style:auto-text-indent="false" fo:break-before="page"/>
    </style:style>
    <style:style style:name="P27" style:family="paragraph" style:parent-style-name="Footer">
      <style:paragraph-properties fo:text-align="end" style:justify-single-word="false"/>
    </style:style>
    <style:style style:name="P28" style:family="paragraph" style:parent-style-name="HTML_20_Preformatted">
      <style:paragraph-properties style:line-height-at-least="0.1665in" fo:padding="0.0555in" fo:border="0.0102in solid #d6d6d6"/>
    </style:style>
    <style:style style:name="P29" style:family="paragraph" style:parent-style-name="Table_20_Contents">
      <style:paragraph-properties fo:margin-left="0in" fo:margin-right="0in" fo:margin-top="0in" fo:margin-bottom="0in" fo:text-align="end" style:justify-single-word="false" fo:text-indent="0in" style:auto-text-indent="false" fo:padding="0in" fo:border="none"/>
    </style:style>
    <style:style style:name="P30"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31" style:family="paragraph" style:parent-style-name="Table_20_Contents">
      <style:paragraph-properties fo:margin-top="0in" fo:margin-bottom="0in" fo:text-align="start" style:justify-single-word="false" fo:padding="0in" fo:border="none"/>
      <style:text-properties fo:font-variant="normal" fo:text-transform="none" fo:color="#000000"/>
    </style:style>
    <style:style style:name="P32" style:family="paragraph" style:parent-style-name="Heading_20_2">
      <style:paragraph-properties fo:margin-left="0in" fo:margin-right="0in" fo:margin-top="0in" fo:margin-bottom="0in" style:line-height-at-least="0.3126in" fo:text-align="justify" style:justify-single-word="false" fo:widows="1" fo:text-indent="0in" style:auto-text-indent="false" fo:padding="0in" fo:border="none"/>
      <style:text-properties fo:font-variant="normal" fo:text-transform="none" fo:color="#565656" style:font-name="Tahoma" fo:font-size="17.25pt" fo:letter-spacing="normal" fo:font-style="normal" style:text-underline-style="solid" style:text-underline-width="auto" style:text-underline-color="font-color" fo:font-weight="bold"/>
    </style:style>
    <style:style style:name="P33" style:family="paragraph" style:parent-style-name="Heading_20_2">
      <style:paragraph-properties fo:margin-top="0in" fo:margin-bottom="0in" fo:line-height="100%"/>
      <style:text-properties fo:font-variant="normal" fo:text-transform="none" fo:color="#565656" style:font-name="Tahoma" fo:font-size="17.25pt" fo:letter-spacing="normal" fo:font-style="normal" style:text-underline-style="solid" style:text-underline-width="auto" style:text-underline-color="font-color" fo:font-weight="bold"/>
    </style:style>
    <style:style style:name="T1" style:family="text">
      <style:text-properties fo:color="#000000" style:font-name="Arial1" fo:font-size="12.5pt" style:font-name-asian="Times New Roman1" style:font-size-asian="12.5pt" style:font-name-complex="Arial2" style:font-size-complex="10.5pt"/>
    </style:style>
    <style:style style:name="T2" style:family="text">
      <style:text-properties fo:color="#000000" style:font-name="Arial1" fo:font-size="10.5pt" style:font-name-asian="Times New Roman1" style:font-size-asian="10.5pt" style:font-name-complex="Arial2" style:font-size-complex="10.5pt"/>
    </style:style>
    <style:style style:name="T3" style:family="text">
      <style:text-properties fo:color="#000000" style:font-name="Arial1" fo:font-size="10.5pt" fo:font-weight="bold" style:font-name-asian="Times New Roman1" style:font-size-asian="10.5pt" style:font-weight-asian="bold" style:font-name-complex="Arial2" style:font-size-complex="10.5pt" style:font-weight-complex="bold"/>
    </style:style>
    <style:style style:name="T4" style:family="text">
      <style:text-properties fo:color="#000000" style:font-name="Arial1" fo:font-size="10.5pt" fo:font-weight="bold" style:font-size-asian="10.5pt" style:font-weight-asian="bold" style:font-name-complex="Arial2" style:font-size-complex="10.5pt" style:font-weight-complex="bold"/>
    </style:style>
    <style:style style:name="T5" style:family="text">
      <style:text-properties fo:color="#000000" style:font-name="Arial1" fo:font-size="10.5pt" fo:font-style="italic" style:font-name-asian="Times New Roman1" style:font-size-asian="10.5pt" style:font-style-asian="italic" style:font-name-complex="Arial2" style:font-size-complex="10.5pt" style:font-style-complex="italic"/>
    </style:style>
    <style:style style:name="T6" style:family="text">
      <style:text-properties fo:color="#000000" style:font-name="Arial1" fo:font-size="10.5pt" style:font-size-asian="10.5pt" style:font-name-complex="Arial2" style:font-size-complex="10.5pt"/>
    </style:style>
    <style:style style:name="T7" style:family="text">
      <style:text-properties fo:color="#000088" style:font-name="Consolas" fo:font-size="9pt" style:font-name-asian="Times New Roman1" style:font-size-asian="9pt" style:font-name-complex="Consolas2" style:font-size-complex="9pt"/>
    </style:style>
    <style:style style:name="T8" style:family="text">
      <style:text-properties fo:color="#000088" style:font-name="Consolas" fo:font-size="9pt" style:font-size-asian="9pt" style:font-name-complex="Consolas2" style:font-size-complex="9pt"/>
    </style:style>
    <style:style style:name="T9" style:family="text">
      <style:text-properties fo:color="#313131" style:font-name="Consolas" fo:font-size="9pt" style:font-name-asian="Times New Roman1" style:font-size-asian="9pt" style:font-name-complex="Consolas2" style:font-size-complex="9pt"/>
    </style:style>
    <style:style style:name="T10" style:family="text">
      <style:text-properties fo:color="#313131" style:font-name="Consolas" fo:font-size="9pt" style:font-size-asian="9pt" style:font-name-complex="Consolas2" style:font-size-complex="9pt"/>
    </style:style>
    <style:style style:name="T11" style:family="text">
      <style:text-properties fo:color="#7f0055" style:font-name="Consolas" fo:font-size="9pt" style:font-name-asian="Times New Roman1" style:font-size-asian="9pt" style:font-name-complex="Consolas2" style:font-size-complex="9pt"/>
    </style:style>
    <style:style style:name="T12" style:family="text">
      <style:text-properties fo:color="#7f0055" style:font-name="Consolas" fo:font-size="9pt" style:font-size-asian="9pt" style:font-name-complex="Consolas2" style:font-size-complex="9pt"/>
    </style:style>
    <style:style style:name="T13" style:family="text">
      <style:text-properties fo:color="#666600" style:font-name="Consolas" fo:font-size="9pt" style:font-name-asian="Times New Roman1" style:font-size-asian="9pt" style:font-name-complex="Consolas2" style:font-size-complex="9pt"/>
    </style:style>
    <style:style style:name="T14" style:family="text">
      <style:text-properties fo:color="#666600" style:font-name="Consolas" fo:font-size="9pt" style:font-size-asian="9pt" style:font-name-complex="Consolas2" style:font-size-complex="9pt"/>
    </style:style>
    <style:style style:name="T15" style:family="text">
      <style:text-properties fo:color="#880000" style:font-name="Consolas" fo:font-size="9pt" style:font-name-asian="Times New Roman1" style:font-size-asian="9pt" style:font-name-complex="Consolas2" style:font-size-complex="9pt"/>
    </style:style>
    <style:style style:name="T16" style:family="text">
      <style:text-properties fo:color="#880000" style:font-name="Consolas" fo:font-size="9pt" style:font-size-asian="9pt" style:font-name-complex="Consolas2" style:font-size-complex="9pt"/>
    </style:style>
    <style:style style:name="T17" style:family="text">
      <style:text-properties fo:color="#008800" style:font-name="Consolas" fo:font-size="9pt" style:font-name-asian="Times New Roman1" style:font-size-asian="9pt" style:font-name-complex="Consolas2" style:font-size-complex="9pt"/>
    </style:style>
    <style:style style:name="T18" style:family="text">
      <style:text-properties fo:color="#006666" style:font-name="Consolas" fo:font-size="9pt" style:font-name-asian="Times New Roman1" style:font-size-asian="9pt" style:font-name-complex="Consolas2" style:font-size-complex="9pt"/>
    </style:style>
    <style:style style:name="T19" style:family="text">
      <style:text-properties fo:color="#006666" style:font-name="Consolas" fo:font-size="9pt" style:font-size-asian="9pt" style:font-name-complex="Consolas2" style:font-size-complex="9pt"/>
    </style:style>
    <style:style style:name="T20" style:family="text">
      <style:text-properties fo:font-size="13pt" style:font-size-asian="13pt"/>
    </style:style>
    <style:style style:name="T21" style:family="text">
      <style:text-properties fo:font-size="14pt" style:font-size-asian="14pt"/>
    </style:style>
    <style:style style:name="T22" style:family="text">
      <style:text-properties fo:font-size="14pt" fo:font-style="italic" style:font-size-asian="14pt" style:font-style-asian="italic" style:font-size-complex="12pt" style:font-style-complex="italic"/>
    </style:style>
    <style:style style:name="T23" style:family="text">
      <style:text-properties fo:font-size="12pt" style:font-size-asian="12pt" style:font-size-complex="12pt"/>
    </style:style>
    <style:style style:name="T24" style:family="text">
      <style:text-properties fo:font-variant="normal" fo:text-transform="none" fo:color="#4b4a4a" style:font-name="Lucida Sans Unicode" fo:font-size="12pt" fo:letter-spacing="normal" fo:font-style="normal" fo:font-weight="normal"/>
    </style:style>
    <style:style style:name="T25" style:family="text">
      <style:text-properties fo:font-variant="normal" fo:text-transform="none" fo:color="#afafaf" style:font-name="Consolas1" fo:font-size="10.5pt" fo:font-style="normal" fo:font-weight="normal"/>
    </style:style>
    <style:style style:name="T26" style:family="text">
      <style:text-properties fo:font-variant="normal" fo:text-transform="none" fo:color="#000000"/>
    </style:style>
    <style:style style:name="T27" style:family="text">
      <style:text-properties fo:font-variant="normal" fo:text-transform="none" fo:color="#000000" style:font-name="Consolas1" fo:font-size="10.5pt" fo:font-style="normal" fo:font-weight="normal"/>
    </style:style>
    <style:style style:name="T28" style:family="text">
      <style:text-properties fo:font-variant="normal" fo:text-transform="none" fo:color="#006699" style:font-name="Consolas1" fo:font-size="10.5pt" fo:font-style="normal" fo:font-weight="bold"/>
    </style:style>
    <style:style style:name="T29" style:family="text">
      <style:text-properties fo:font-variant="normal" fo:text-transform="none" fo:color="#008200" style:font-name="Consolas1" fo:font-size="10.5pt" fo:font-style="normal" fo:font-weight="normal"/>
    </style:style>
    <style:style style:name="T30" style:family="text">
      <style:text-properties fo:font-variant="normal" fo:text-transform="none" fo:color="#0000ff" style:font-name="Consolas1" fo:font-size="10.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 Lecture 1</text:span></text:p>
      <text:list xml:id="list3815269281969283817" text:style-name="WWNum3">
        <text:list-item>
          <text:p text:style-name="P23"><text:span text:style-name="T2">A C# program consists of the following parts:</text:span></text:p>
        </text:list-item>
      </text:list>
      <text:list xml:id="list8593996566776545417" text:style-name="WWNum1">
        <text:list-item>
          <text:p text:style-name="P5"><text:span text:style-name="T2">Namespace declaration</text:span></text:p>
        </text:list-item>
        <text:list-item>
          <text:p text:style-name="P5"><text:span text:style-name="T2">A class</text:span></text:p>
        </text:list-item>
        <text:list-item>
          <text:p text:style-name="P5"><text:span text:style-name="T2">Class methods</text:span></text:p>
        </text:list-item>
        <text:list-item>
          <text:p text:style-name="P5"><text:span text:style-name="T2">Class attributes</text:span></text:p>
        </text:list-item>
        <text:list-item>
          <text:p text:style-name="P5"><text:span text:style-name="T2">A Main method</text:span></text:p>
        </text:list-item>
        <text:list-item>
          <text:p text:style-name="P5"><text:span text:style-name="T2">Statements and Expressions</text:span></text:p>
        </text:list-item>
        <text:list-item>
          <text:p text:style-name="P5"><text:span text:style-name="T2">Comments</text:span></text:p>
        </text:list-item>
      </text:list>
      <text:p text:style-name="P17"><text:span text:style-name="T7">using</text:span><text:span text:style-name="T9"> </text:span><text:span text:style-name="T11">System</text:span><text:span text:style-name="T13">;</text:span></text:p>
      <text:p text:style-name="P17"><text:span text:style-name="T7">namespace</text:span><text:span text:style-name="T9"> </text:span><text:span text:style-name="T11">HelloWorldApplication</text:span></text:p>
      <text:p text:style-name="P17"><text:span text:style-name="T13">{</text:span></text:p>
      <text:p text:style-name="P17"><text:span text:style-name="T9"><text:s text:c="3"/></text:span><text:span text:style-name="T7">class</text:span><text:span text:style-name="T9"> </text:span><text:span text:style-name="T11">HelloWorld</text:span></text:p>
      <text:p text:style-name="P17"><text:span text:style-name="T9"><text:s text:c="3"/></text:span><text:span text:style-name="T13">{</text:span></text:p>
      <text:p text:style-name="P17"><text:span text:style-name="T9"><text:s text:c="6"/></text:span><text:span text:style-name="T7">static</text:span><text:span text:style-name="T9"> </text:span><text:span text:style-name="T7">void</text:span><text:span text:style-name="T9"> </text:span><text:span text:style-name="T11">Main</text:span><text:span text:style-name="T13">(</text:span><text:span text:style-name="T7">string</text:span><text:span text:style-name="T13">[]</text:span><text:span text:style-name="T9"> args</text:span><text:span text:style-name="T13">)</text:span></text:p>
      <text:p text:style-name="P17"><text:span text:style-name="T9"><text:s text:c="6"/></text:span><text:span text:style-name="T13">{</text:span></text:p>
      <text:p text:style-name="P17"><text:span text:style-name="T9"><text:s text:c="9"/></text:span><text:span text:style-name="T15">/* my first program in C# */</text:span></text:p>
      <text:p text:style-name="P17"><text:span text:style-name="T9"><text:s text:c="9"/></text:span><text:span text:style-name="T11">Console</text:span><text:span text:style-name="T13">.</text:span><text:span text:style-name="T11">WriteLine</text:span><text:span text:style-name="T13">(</text:span><text:span text:style-name="T17">"Hello World"</text:span><text:span text:style-name="T13">);</text:span></text:p>
      <text:p text:style-name="P17"><text:span text:style-name="T9"><text:s text:c="9"/></text:span><text:span text:style-name="T11">Console</text:span><text:span text:style-name="T13">.</text:span><text:span text:style-name="T11">ReadKey</text:span><text:span text:style-name="T13">();</text:span></text:p>
      <text:p text:style-name="P17"><text:span text:style-name="T9"><text:s text:c="6"/></text:span><text:span text:style-name="T13">}</text:span></text:p>
      <text:p text:style-name="P17"><text:span text:style-name="T9"><text:s text:c="3"/></text:span><text:span text:style-name="T13">}</text:span></text:p>
      <text:p text:style-name="P17"><text:span text:style-name="T13">}</text:span></text:p>
      <text:p text:style-name="P1"/>
      <text:list xml:id="list34379512" text:continue-numbering="true" text:style-name="WWNum1">
        <text:list-item>
          <text:p text:style-name="P26"><text:span text:style-name="T2">For example, let us consider a Rectangle object. It has attributes such as length and width. Depending upon the design, it may need ways for accepting the values of these attributes, calculating the area, and displaying details.</text:span></text:p>
        </text:list-item>
        <text:list-item>
          <text:p text:style-name="P24"><text:span text:style-name="T2">Let us look at implementation of a Rectangle class and discuss C# basic syntax:</text:span></text:p>
        </text:list-item>
        <text:list-item>
          <text:p text:style-name="P25"/>
        </text:list-item>
      </text:list>
      <text:p text:style-name="P17"><text:span text:style-name="T7">using</text:span><text:span text:style-name="T9"> </text:span><text:span text:style-name="T11">System</text:span><text:span text:style-name="T13">;</text:span></text:p>
      <text:p text:style-name="P17"><text:span text:style-name="T7">namespace</text:span><text:span text:style-name="T9"> </text:span><text:span text:style-name="T11">RectangleApplication</text:span></text:p>
      <text:p text:style-name="P17"><text:span text:style-name="T13">{</text:span></text:p>
      <text:p text:style-name="P17"><text:span text:style-name="T9"><text:s text:c="3"/></text:span><text:span text:style-name="T7">class</text:span><text:span text:style-name="T9"> </text:span><text:span text:style-name="T11">Rectangle</text:span><text:span text:style-name="T9"> </text:span></text:p>
      <text:p text:style-name="P17"><text:span text:style-name="T9"><text:s text:c="3"/></text:span><text:span text:style-name="T13">{</text:span></text:p>
      <text:p text:style-name="P17"><text:span text:style-name="T9"><text:s text:c="6"/></text:span><text:span text:style-name="T15">// member variables</text:span></text:p>
      <text:p text:style-name="P17"><text:span text:style-name="T9"><text:s text:c="6"/></text:span><text:span text:style-name="T7">double</text:span><text:span text:style-name="T9"> length</text:span><text:span text:style-name="T13">;</text:span></text:p>
      <text:p text:style-name="P17"><text:span text:style-name="T9"><text:s text:c="6"/></text:span><text:span text:style-name="T7">double</text:span><text:span text:style-name="T9"> width</text:span><text:span text:style-name="T13">;</text:span></text:p>
      <text:p text:style-name="P17"><text:span text:style-name="T9"><text:s text:c="6"/></text:span><text:span text:style-name="T7">public</text:span><text:span text:style-name="T9"> </text:span><text:span text:style-name="T7">void</text:span><text:span text:style-name="T9"> </text:span><text:span text:style-name="T11">Acceptdetails</text:span><text:span text:style-name="T13">()</text:span></text:p>
      <text:p text:style-name="P17"><text:span text:style-name="T9"><text:s text:c="6"/></text:span><text:span text:style-name="T13">{</text:span></text:p>
      <text:p text:style-name="P17"><text:span text:style-name="T9"><text:s text:c="9"/>length </text:span><text:span text:style-name="T13">=</text:span><text:span text:style-name="T9"> </text:span><text:span text:style-name="T18">4.5</text:span><text:span text:style-name="T13">;</text:span><text:span text:style-name="T9"> <text:s text:c="3"/></text:span></text:p>
      <text:p text:style-name="P17"><text:span text:style-name="T9"><text:s text:c="9"/>width </text:span><text:span text:style-name="T13">=</text:span><text:span text:style-name="T9"> </text:span><text:span text:style-name="T18">3.5</text:span><text:span text:style-name="T13">;</text:span></text:p>
      <text:p text:style-name="P17"><text:span text:style-name="T9"><text:s text:c="6"/></text:span><text:span text:style-name="T13">}</text:span></text:p>
      <text:p text:style-name="P17"><text:span text:style-name="T9"><text:s text:c="6"/></text:span></text:p>
      <text:p text:style-name="P17"><text:span text:style-name="T9"><text:s text:c="6"/></text:span><text:span text:style-name="T7">public</text:span><text:span text:style-name="T9"> </text:span><text:span text:style-name="T7">double</text:span><text:span text:style-name="T9"> </text:span><text:span text:style-name="T11">GetArea</text:span><text:span text:style-name="T13">()</text:span></text:p>
      <text:p text:style-name="P17"><text:span text:style-name="T9"><text:s text:c="6"/></text:span><text:span text:style-name="T13">{</text:span></text:p>
      <text:p text:style-name="P17"><text:span text:style-name="T9"><text:s text:c="9"/></text:span><text:span text:style-name="T7">return</text:span><text:span text:style-name="T9"> length </text:span><text:span text:style-name="T13">*</text:span><text:span text:style-name="T9"> width</text:span><text:span text:style-name="T13">;</text:span><text:span text:style-name="T9"> </text:span></text:p>
      <text:p text:style-name="P17"><text:span text:style-name="T9"><text:s text:c="6"/></text:span><text:span text:style-name="T13">}</text:span></text:p>
      <text:p text:style-name="P17"><text:span text:style-name="T9"><text:s text:c="6"/></text:span></text:p>
      <text:p text:style-name="P17"><text:span text:style-name="T9"><text:s text:c="6"/></text:span><text:span text:style-name="T7">public</text:span><text:span text:style-name="T9"> </text:span><text:span text:style-name="T7">void</text:span><text:span text:style-name="T9"> </text:span><text:span text:style-name="T11">Display</text:span><text:span text:style-name="T13">()</text:span></text:p>
      <text:p text:style-name="P17"><text:span text:style-name="T9"><text:s text:c="6"/></text:span><text:span text:style-name="T13">{</text:span></text:p>
      <text:p text:style-name="P17"><text:span text:style-name="T9"><text:s text:c="9"/></text:span><text:span text:style-name="T11">Console</text:span><text:span text:style-name="T13">.</text:span><text:span text:style-name="T11">WriteLine</text:span><text:span text:style-name="T13">(</text:span><text:span text:style-name="T17">"Length: {0}"</text:span><text:span text:style-name="T13">,</text:span><text:span text:style-name="T9"> length</text:span><text:span text:style-name="T13">);</text:span></text:p>
      <text:p text:style-name="P17"><text:span text:style-name="T9"><text:s text:c="9"/></text:span><text:span text:style-name="T11">Console</text:span><text:span text:style-name="T13">.</text:span><text:span text:style-name="T11">WriteLine</text:span><text:span text:style-name="T13">(</text:span><text:span text:style-name="T17">"Width: {0}"</text:span><text:span text:style-name="T13">,</text:span><text:span text:style-name="T9"> width</text:span><text:span text:style-name="T13">);</text:span></text:p>
      <text:p text:style-name="P17"><text:span text:style-name="T9"><text:s text:c="9"/></text:span><text:span text:style-name="T11">Console</text:span><text:span text:style-name="T13">.</text:span><text:span text:style-name="T11">WriteLine</text:span><text:span text:style-name="T13">(</text:span><text:span text:style-name="T17">"Area: {0}"</text:span><text:span text:style-name="T13">,</text:span><text:span text:style-name="T9"> </text:span><text:span text:style-name="T11">GetArea</text:span><text:span text:style-name="T13">());</text:span></text:p>
      <text:p text:style-name="P17"><text:span text:style-name="T9"><text:s text:c="6"/></text:span><text:span text:style-name="T13">}</text:span></text:p>
      <text:p text:style-name="P17"><text:span text:style-name="T9"><text:s text:c="3"/></text:span><text:span text:style-name="T13">}</text:span></text:p>
      <text:p text:style-name="P17"><text:span text:style-name="T9"><text:s text:c="3"/></text:span></text:p>
      <text:p text:style-name="P17"><text:span text:style-name="T9"><text:s text:c="3"/></text:span><text:span text:style-name="T7">class</text:span><text:span text:style-name="T9"> </text:span><text:span text:style-name="T11">ExecuteRectangle</text:span><text:span text:style-name="T9"> </text:span></text:p>
      <text:p text:style-name="P17"><text:span text:style-name="T9"><text:s text:c="3"/></text:span><text:span text:style-name="T13">{</text:span></text:p>
      <text:p text:style-name="P17"><text:span text:style-name="T9"><text:s text:c="6"/></text:span><text:span text:style-name="T7">static</text:span><text:span text:style-name="T9"> </text:span><text:span text:style-name="T7">void</text:span><text:span text:style-name="T9"> </text:span><text:span text:style-name="T11">Main</text:span><text:span text:style-name="T13">(</text:span><text:span text:style-name="T7">string</text:span><text:span text:style-name="T13">[]</text:span><text:span text:style-name="T9"> args</text:span><text:span text:style-name="T13">)</text:span><text:span text:style-name="T9"> </text:span></text:p>
      <text:p text:style-name="P17"><text:span text:style-name="T9"><text:s text:c="6"/></text:span><text:span text:style-name="T13">{</text:span></text:p>
      <text:p text:style-name="P17"><text:span text:style-name="T9"><text:s text:c="9"/></text:span><text:span text:style-name="T11">Rectangle</text:span><text:span text:style-name="T9"> r </text:span><text:span text:style-name="T13">=</text:span><text:span text:style-name="T9"> </text:span><text:span text:style-name="T7">new</text:span><text:span text:style-name="T9"> </text:span><text:span text:style-name="T11">Rectangle</text:span><text:span text:style-name="T13">();</text:span></text:p>
      <text:p text:style-name="P17"><text:span text:style-name="T9"><text:s text:c="9"/>r</text:span><text:span text:style-name="T13">.</text:span><text:span text:style-name="T11">Acceptdetails</text:span><text:span text:style-name="T13">();</text:span></text:p>
      <text:p text:style-name="P17"><text:span text:style-name="T9"><text:s text:c="9"/>r</text:span><text:span text:style-name="T13">.</text:span><text:span text:style-name="T11">Display</text:span><text:span text:style-name="T13">();</text:span></text:p>
      <text:p text:style-name="P17"><text:span text:style-name="T9"><text:s text:c="9"/></text:span><text:span text:style-name="T11">Console</text:span><text:span text:style-name="T13">.</text:span><text:span text:style-name="T11">ReadLine</text:span><text:span text:style-name="T13">();</text:span><text:span text:style-name="T9"> </text:span></text:p>
      <text:p text:style-name="P17"><text:span text:style-name="T9"><text:s text:c="6"/></text:span><text:span text:style-name="T13">}</text:span></text:p>
      <text:p text:style-name="P17"><text:span text:style-name="T9"><text:s text:c="3"/></text:span><text:span text:style-name="T13">}</text:span></text:p>
      <text:p text:style-name="P17"><text:span text:style-name="T13">}</text:span></text:p>
      <text:p text:style-name="P6"/>
      <text:p text:style-name="Standard"/>
      <text:p text:style-name="P3"><text:span text:style-name="T2">To get the exact size of a type or a variable on a particular platform, you can use the </text:span><text:span text:style-name="T3">sizeof</text:span><text:span text:style-name="T2">method. The expression </text:span><text:span text:style-name="T5">sizeof(type)</text:span><text:span text:style-name="T2"> yields the storage size of the object or type in bytes. Following is an example to get the size of </text:span><text:span text:style-name="T5">int</text:span><text:span text:style-name="T2"> type on any machine:</text:span></text:p>
      <text:p text:style-name="P7"><text:span text:style-name="T7">using</text:span><text:span text:style-name="T9"> </text:span><text:span text:style-name="T11">System</text:span><text:span text:style-name="T13">;</text:span></text:p>
      <text:p text:style-name="P7"><text:span text:style-name="T7">namespace</text:span><text:span text:style-name="T9"> </text:span><text:span text:style-name="T11">DataTypeApplication</text:span></text:p>
      <text:p text:style-name="P7"><text:span text:style-name="T13">{</text:span></text:p>
      <text:p text:style-name="P7"><text:span text:style-name="T9"><text:s text:c="3"/></text:span><text:span text:style-name="T7">class</text:span><text:span text:style-name="T9"> </text:span><text:span text:style-name="T11">Program</text:span><text:span text:style-name="T9"> </text:span></text:p>
      <text:p text:style-name="P7"><text:span text:style-name="T9"><text:s text:c="3"/></text:span><text:span text:style-name="T13">{</text:span></text:p>
      <text:p text:style-name="P7"><text:span text:style-name="T9"><text:s text:c="6"/></text:span><text:span text:style-name="T7">static</text:span><text:span text:style-name="T9"> </text:span><text:span text:style-name="T7">void</text:span><text:span text:style-name="T9"> </text:span><text:span text:style-name="T11">Main</text:span><text:span text:style-name="T13">(</text:span><text:span text:style-name="T7">string</text:span><text:span text:style-name="T13">[]</text:span><text:span text:style-name="T9"> args</text:span><text:span text:style-name="T13">)</text:span></text:p>
      <text:p text:style-name="P7"><text:span text:style-name="T9"><text:s text:c="6"/></text:span><text:span text:style-name="T13">{</text:span></text:p>
      <text:p text:style-name="P7"><text:span text:style-name="T9"><text:s text:c="9"/></text:span><text:span text:style-name="T11">Console</text:span><text:span text:style-name="T13">.</text:span><text:span text:style-name="T11">WriteLine</text:span><text:span text:style-name="T13">(</text:span><text:span text:style-name="T17">"Size of int: {0}"</text:span><text:span text:style-name="T13">,</text:span><text:span text:style-name="T9"> </text:span><text:span text:style-name="T7">sizeof</text:span><text:span text:style-name="T13">(</text:span><text:span text:style-name="T7">int</text:span><text:span text:style-name="T13">));</text:span></text:p>
      <text:p text:style-name="P7"><text:span text:style-name="T9"><text:s text:c="9"/></text:span><text:span text:style-name="T11">Console</text:span><text:span text:style-name="T13">.</text:span><text:span text:style-name="T11">ReadLine</text:span><text:span text:style-name="T13">();</text:span></text:p>
      <text:p text:style-name="P7"><text:span text:style-name="T9"><text:s text:c="6"/></text:span><text:span text:style-name="T13">}</text:span></text:p>
      <text:p text:style-name="P7"><text:span text:style-name="T9"><text:s text:c="3"/></text:span><text:span text:style-name="T13">}</text:span></text:p>
      <text:p text:style-name="P7"><text:span text:style-name="T13">}</text:span></text:p>
      <text:p text:style-name="P9"/>
      <text:p text:style-name="P9"><text:span text:style-name="T20">Type Conversion</text:span><text:span text:style-name="T6"> </text:span></text:p>
      <text:list xml:id="list3074700008495702664" text:style-name="WWNum2">
        <text:list-item>
          <text:p text:style-name="P21"><text:span text:style-name="T4">Implicit type conversion</text:span><text:span text:style-name="apple-converted-space"><text:span text:style-name="T6"> </text:span></text:span><text:span text:style-name="T6">- These conversions are performed by C# in a type-safe manner. For example, are conversions from smaller to larger integral types and conversions from derived classes to base classes.</text:span></text:p>
        </text:list-item>
        <text:list-item>
          <text:p text:style-name="P21"><text:span text:style-name="T4">Explicit type conversion</text:span><text:span text:style-name="apple-converted-space"><text:span text:style-name="T6"> </text:span></text:span><text:span text:style-name="T6">- These conversions are done explicitly by users using the pre-defined functions. Explicit conversions require a cast operator.</text:span></text:p>
        </text:list-item>
      </text:list>
      <text:p text:style-name="P22"><text:span text:style-name="T6">The following example shows an explicit type conversion:</text:span></text:p>
      <text:p text:style-name="P28"><text:span text:style-name="kwd"><text:span text:style-name="T8">using</text:span></text:span><text:span text:style-name="pln"><text:span text:style-name="T10"> </text:span></text:span><text:span text:style-name="typ"><text:span text:style-name="T12">System</text:span></text:span><text:span text:style-name="pun"><text:span text:style-name="T14">;</text:span></text:span></text:p>
      <text:p text:style-name="P28"><text:span text:style-name="kwd"><text:span text:style-name="T8">namespace</text:span></text:span><text:span text:style-name="pln"><text:span text:style-name="T10"> </text:span></text:span><text:span text:style-name="typ"><text:span text:style-name="T12">TypeConversionApplication</text:span></text:span><text:span text:style-name="pln"><text:span text:style-name="T10"> </text:span></text:span></text:p>
      <text:p text:style-name="P28"><text:span text:style-name="pun"><text:span text:style-name="T14">{</text:span></text:span></text:p>
      <text:p text:style-name="P28"><text:span text:style-name="pln"><text:span text:style-name="T10"><text:s text:c="3"/></text:span></text:span><text:span text:style-name="kwd"><text:span text:style-name="T8">class</text:span></text:span><text:span text:style-name="pln"><text:span text:style-name="T10"> </text:span></text:span><text:span text:style-name="typ"><text:span text:style-name="T12">ExplicitConversion</text:span></text:span><text:span text:style-name="pln"><text:span text:style-name="T10"> </text:span></text:span></text:p>
      <text:p text:style-name="P28"><text:span text:style-name="pln"><text:span text:style-name="T10"><text:s text:c="3"/></text:span></text:span><text:span text:style-name="pun"><text:span text:style-name="T14">{</text:span></text:span></text:p>
      <text:p text:style-name="P28"><text:span text:style-name="pln"><text:span text:style-name="T10"><text:s text:c="6"/></text:span></text:span><text:span text:style-name="kwd"><text:span text:style-name="T8">static</text:span></text:span><text:span text:style-name="pln"><text:span text:style-name="T10"> </text:span></text:span><text:span text:style-name="kwd"><text:span text:style-name="T8">void</text:span></text:span><text:span text:style-name="pln"><text:span text:style-name="T10"> </text:span></text:span><text:span text:style-name="typ"><text:span text:style-name="T12">Main</text:span></text:span><text:span text:style-name="pun"><text:span text:style-name="T14">(</text:span></text:span><text:span text:style-name="kwd"><text:span text:style-name="T8">string</text:span></text:span><text:span text:style-name="pun"><text:span text:style-name="T14">[]</text:span></text:span><text:span text:style-name="pln"><text:span text:style-name="T10"> args</text:span></text:span><text:span text:style-name="pun"><text:span text:style-name="T14">)</text:span></text:span><text:span text:style-name="pln"><text:span text:style-name="T10"> </text:span></text:span></text:p>
      <text:p text:style-name="P28"><text:span text:style-name="pln"><text:span text:style-name="T10"><text:s text:c="6"/></text:span></text:span><text:span text:style-name="pun"><text:span text:style-name="T14">{</text:span></text:span></text:p>
      <text:p text:style-name="P28"><text:span text:style-name="pln"><text:span text:style-name="T10"><text:s text:c="9"/></text:span></text:span><text:span text:style-name="kwd"><text:span text:style-name="T8">double</text:span></text:span><text:span text:style-name="pln"><text:span text:style-name="T10"> d </text:span></text:span><text:span text:style-name="pun"><text:span text:style-name="T14">=</text:span></text:span><text:span text:style-name="pln"><text:span text:style-name="T10"> </text:span></text:span><text:span text:style-name="lit"><text:span text:style-name="T19">5673.74</text:span></text:span><text:span text:style-name="pun"><text:span text:style-name="T14">;</text:span></text:span><text:span text:style-name="pln"><text:span text:style-name="T10"> </text:span></text:span></text:p>
      <text:p text:style-name="P28"><text:span text:style-name="pln"><text:span text:style-name="T10"><text:s text:c="9"/></text:span></text:span><text:span text:style-name="kwd"><text:span text:style-name="T8">int</text:span></text:span><text:span text:style-name="pln"><text:span text:style-name="T10"> i</text:span></text:span><text:span text:style-name="pun"><text:span text:style-name="T14">;</text:span></text:span></text:p>
      <text:p text:style-name="P28"><text:span text:style-name="pln"><text:span text:style-name="T10"><text:s text:c="9"/></text:span></text:span></text:p>
      <text:p text:style-name="P28"><text:span text:style-name="pln"><text:span text:style-name="T10"><text:s text:c="9"/></text:span></text:span><text:span text:style-name="com"><text:span text:style-name="T16">// cast double to int.</text:span></text:span></text:p>
      <text:p text:style-name="P28"><text:span text:style-name="pln"><text:span text:style-name="T10"><text:s text:c="9"/>i </text:span></text:span><text:span text:style-name="pun"><text:span text:style-name="T14">=</text:span></text:span><text:span text:style-name="pln"><text:span text:style-name="T10"> </text:span></text:span><text:span text:style-name="pun"><text:span text:style-name="T14">(</text:span></text:span><text:span text:style-name="kwd"><text:span text:style-name="T8">int</text:span></text:span><text:span text:style-name="pun"><text:span text:style-name="T14">)</text:span></text:span><text:span text:style-name="pln"><text:span text:style-name="T10">d</text:span></text:span><text:span text:style-name="pun"><text:span text:style-name="T14">;</text:span></text:span></text:p>
      <text:p text:style-name="P28"><text:span text:style-name="pln"><text:span text:style-name="T10"><text:s text:c="9"/></text:span></text:span><text:span text:style-name="typ"><text:span text:style-name="T12">Console</text:span></text:span><text:span text:style-name="pun"><text:span text:style-name="T14">.</text:span></text:span><text:span text:style-name="typ"><text:span text:style-name="T12">WriteLine</text:span></text:span><text:span text:style-name="pun"><text:span text:style-name="T14">(</text:span></text:span><text:span text:style-name="pln"><text:span text:style-name="T10">i</text:span></text:span><text:span text:style-name="pun"><text:span text:style-name="T14">);</text:span></text:span></text:p>
      <text:p text:style-name="P28"><text:span text:style-name="pln"><text:span text:style-name="T10"><text:s text:c="9"/></text:span></text:span><text:span text:style-name="typ"><text:span text:style-name="T12">Console</text:span></text:span><text:span text:style-name="pun"><text:span text:style-name="T14">.</text:span></text:span><text:span text:style-name="typ"><text:span text:style-name="T12">ReadKey</text:span></text:span><text:span text:style-name="pun"><text:span text:style-name="T14">();</text:span></text:span></text:p>
      <text:p text:style-name="P28"><text:span text:style-name="pln"><text:span text:style-name="T10"><text:s text:c="6"/></text:span></text:span><text:span text:style-name="pun"><text:span text:style-name="T14">}</text:span></text:span></text:p>
      <text:p text:style-name="P28"><text:span text:style-name="pln"><text:span text:style-name="T10"><text:s text:c="3"/></text:span></text:span><text:span text:style-name="pun"><text:span text:style-name="T14">}</text:span></text:span></text:p>
      <text:p text:style-name="P28"><text:span text:style-name="pun"><text:span text:style-name="T14">}</text:span></text:span></text:p>
      <text:p text:style-name="Standard"/>
      <text:p text:style-name="Standard"/>
      <text:p text:style-name="P16"><text:span text:style-name="T21">Enumeration</text:span></text:p>
      <text:p text:style-name="P10"/>
      <text:p text:style-name="P9">using System;</text:p>
      <text:p text:style-name="P9">namespace EnumApplication</text:p>
      <text:p text:style-name="P9">{</text:p>
      <text:p text:style-name="P9"><text:s text:c="3"/>class EnumProgram</text:p>
      <text:p text:style-name="P9"><text:s text:c="3"/>{</text:p>
      <text:p text:style-name="P9"><text:s text:c="6"/>enum Days { Sun, Mon, tue, Wed, thu, Fri, Sat };</text:p>
      <text:p text:style-name="P9"><text:s text:c="6"/>static void Main(string[] args)</text:p>
      <text:p text:style-name="P9"><text:s text:c="6"/>{</text:p>
      <text:p text:style-name="P9"><text:s text:c="9"/>int WeekdayStart = (int)Days.Sun;</text:p>
      <text:p text:style-name="P9"><text:s text:c="9"/>int WeekdayEnd = (int)Days.thu;</text:p>
      <text:p text:style-name="P9"><text:s text:c="9"/>Console.WriteLine("Monday: {0}", WeekdayStart);</text:p>
      <text:p text:style-name="P9"><text:s text:c="9"/>Console.WriteLine("Friday: {0}", WeekdayEnd);</text:p>
      <text:p text:style-name="P9"><text:s text:c="9"/>Console.ReadKey();</text:p>
      <text:p text:style-name="P9"><text:s text:c="6"/>}</text:p>
      <text:p text:style-name="P9"><text:s text:c="3"/>}</text:p>
      <text:p text:style-name="P9">}</text:p>
      <text:p text:style-name="P9"/>
      <text:p text:style-name="P9"><text:span text:style-name="T21">Arrays</text:span></text:p>
      <text:p text:style-name="P7"><text:span text:style-name="T7">using</text:span><text:span text:style-name="T9"> </text:span><text:span text:style-name="T11">System</text:span><text:span text:style-name="T13">;</text:span></text:p>
      <text:p text:style-name="P7"><text:span text:style-name="T7">namespace</text:span><text:span text:style-name="T9"> </text:span><text:span text:style-name="T11">ArrayApplication</text:span></text:p>
      <text:p text:style-name="P7"><text:span text:style-name="T13">{</text:span></text:p>
      <text:p text:style-name="P7"><text:span text:style-name="T9"><text:s text:c="3"/></text:span><text:span text:style-name="T7">class</text:span><text:span text:style-name="T9"> </text:span><text:span text:style-name="T11">MyArray</text:span></text:p>
      <text:p text:style-name="P7"><text:span text:style-name="T9"><text:s text:c="3"/></text:span><text:span text:style-name="T13">{</text:span></text:p>
      <text:p text:style-name="P7"><text:span text:style-name="T9"><text:s text:c="6"/></text:span><text:span text:style-name="T7">static</text:span><text:span text:style-name="T9"> </text:span><text:span text:style-name="T7">void</text:span><text:span text:style-name="T9"> </text:span><text:span text:style-name="T11">Main</text:span><text:span text:style-name="T13">(</text:span><text:span text:style-name="T7">string</text:span><text:span text:style-name="T13">[]</text:span><text:span text:style-name="T9"> args</text:span><text:span text:style-name="T13">)</text:span></text:p>
      <text:p text:style-name="P7"><text:span text:style-name="T9"><text:s text:c="6"/></text:span><text:span text:style-name="T13">{</text:span></text:p>
      <text:p text:style-name="P7"><text:span text:style-name="T9"><text:s text:c="9"/></text:span><text:span text:style-name="T7">int</text:span><text:span text:style-name="T9"> </text:span><text:span text:style-name="T13">[]</text:span><text:span text:style-name="T9"> <text:s/>n </text:span><text:span text:style-name="T13">=</text:span><text:span text:style-name="T9"> </text:span><text:span text:style-name="T7">new</text:span><text:span text:style-name="T9"> </text:span><text:span text:style-name="T7">int</text:span><text:span text:style-name="T13">[</text:span><text:span text:style-name="T18">10</text:span><text:span text:style-name="T13">];</text:span><text:span text:style-name="T9"> </text:span><text:span text:style-name="T15">/* n is an array of 10 integers */</text:span></text:p>
      <text:p text:style-name="P7"><text:span text:style-name="T9"><text:s text:c="9"/></text:span><text:span text:style-name="T7">int</text:span><text:span text:style-name="T9"> i</text:span><text:span text:style-name="T13">,</text:span><text:span text:style-name="T9">j</text:span><text:span text:style-name="T13">;</text:span></text:p>
      <text:p text:style-name="P7"><text:span text:style-name="T9"><text:s text:c="9"/></text:span><text:span text:style-name="T15">/* initialize elements of array n */</text:span></text:p>
      <text:p text:style-name="P7"><text:span text:style-name="T9"><text:s text:c="9"/></text:span><text:span text:style-name="T7">for</text:span><text:span text:style-name="T9"> </text:span><text:span text:style-name="T13">(</text:span><text:span text:style-name="T9"> i </text:span><text:span text:style-name="T13">=</text:span><text:span text:style-name="T9"> </text:span><text:span text:style-name="T18">0</text:span><text:span text:style-name="T13">;</text:span><text:span text:style-name="T9"> i </text:span><text:span text:style-name="T13">&lt;</text:span><text:span text:style-name="T9"> </text:span><text:span text:style-name="T18">10</text:span><text:span text:style-name="T13">;</text:span><text:span text:style-name="T9"> i</text:span><text:span text:style-name="T13">++</text:span><text:span text:style-name="T9"> </text:span><text:span text:style-name="T13">)</text:span></text:p>
      <text:p text:style-name="P7"><text:span text:style-name="T9"><text:s text:c="9"/></text:span><text:span text:style-name="T13">{</text:span></text:p>
      <text:p text:style-name="P7"><text:span text:style-name="T9"><text:s text:c="12"/>n</text:span><text:span text:style-name="T13">[</text:span><text:span text:style-name="T9"> i </text:span><text:span text:style-name="T13">]</text:span><text:span text:style-name="T9"> </text:span><text:span text:style-name="T13">=</text:span><text:span text:style-name="T9"> i </text:span><text:span text:style-name="T13">+</text:span><text:span text:style-name="T9"> </text:span><text:span text:style-name="T18">100</text:span><text:span text:style-name="T13">;</text:span></text:p>
      <text:p text:style-name="P7"><text:span text:style-name="T9"><text:s text:c="9"/></text:span><text:span text:style-name="T13">}</text:span></text:p>
      <text:p text:style-name="P7"><text:span text:style-name="T9"><text:s text:c="9"/></text:span><text:span text:style-name="T15">/* output each array element's value */</text:span></text:p>
      <text:p text:style-name="P7"><text:span text:style-name="T9"><text:s text:c="9"/></text:span><text:span text:style-name="T7">for</text:span><text:span text:style-name="T9"> </text:span><text:span text:style-name="T13">(</text:span><text:span text:style-name="T9">j </text:span><text:span text:style-name="T13">=</text:span><text:span text:style-name="T9"> </text:span><text:span text:style-name="T18">0</text:span><text:span text:style-name="T13">;</text:span><text:span text:style-name="T9"> j </text:span><text:span text:style-name="T13">&lt;</text:span><text:span text:style-name="T9"> </text:span><text:span text:style-name="T18">10</text:span><text:span text:style-name="T13">;</text:span><text:span text:style-name="T9"> j</text:span><text:span text:style-name="T13">++</text:span><text:span text:style-name="T9"> </text:span><text:span text:style-name="T13">)</text:span></text:p>
      <text:p text:style-name="P7"><text:span text:style-name="T9"><text:s text:c="9"/></text:span><text:span text:style-name="T13">{</text:span></text:p>
      <text:p text:style-name="P7"><text:span text:style-name="T9"><text:s text:c="12"/></text:span><text:span text:style-name="T11">Console</text:span><text:span text:style-name="T13">.</text:span><text:span text:style-name="T11">WriteLine</text:span><text:span text:style-name="T13">(</text:span><text:span text:style-name="T17">"Element[{0}] = {1}"</text:span><text:span text:style-name="T13">,</text:span><text:span text:style-name="T9"> j</text:span><text:span text:style-name="T13">,</text:span><text:span text:style-name="T9"> n</text:span><text:span text:style-name="T13">[</text:span><text:span text:style-name="T9">j</text:span><text:span text:style-name="T13">]);</text:span></text:p>
      <text:p text:style-name="P7"><text:span text:style-name="T9"><text:s text:c="9"/></text:span><text:span text:style-name="T13">}</text:span></text:p>
      <text:p text:style-name="P7"><text:span text:style-name="T9"><text:s text:c="9"/></text:span><text:span text:style-name="T11">Console</text:span><text:span text:style-name="T13">.</text:span><text:span text:style-name="T11">ReadKey</text:span><text:span text:style-name="T13">();</text:span></text:p>
      <text:p text:style-name="P7"><text:span text:style-name="T9"><text:s text:c="6"/></text:span><text:span text:style-name="T13">}</text:span></text:p>
      <text:p text:style-name="P7"><text:span text:style-name="T9"><text:s text:c="3"/></text:span><text:span text:style-name="T13">}</text:span></text:p>
      <text:p text:style-name="P7"><text:span text:style-name="T13">}</text:span></text:p>
      <text:p text:style-name="P10"/>
      <text:p text:style-name="P10"/>
      <text:p text:style-name="P9"><text:soft-page-break/><text:span text:style-name="T21">Class String</text:span></text:p>
      <text:p text:style-name="P9"><text:span text:style-name="T7">using System;</text:span></text:p>
      <text:p text:style-name="P9"><text:span text:style-name="T7">namespace StringApplication</text:span></text:p>
      <text:p text:style-name="P9"><text:span text:style-name="T7">{</text:span></text:p>
      <text:p text:style-name="P9"><text:span text:style-name="T7"><text:s text:c="3"/>class Program</text:span></text:p>
      <text:p text:style-name="P9"><text:span text:style-name="T7"><text:s text:c="3"/>{</text:span></text:p>
      <text:p text:style-name="P9"><text:span text:style-name="T7"><text:s text:c="6"/>static void Main(string[] args)</text:span></text:p>
      <text:p text:style-name="P9"><text:span text:style-name="T7"><text:s text:c="6"/>{</text:span></text:p>
      <text:p text:style-name="P9"><text:span text:style-name="T7"><text:s text:c="9"/>//from string literal and string concatenation</text:span></text:p>
      <text:p text:style-name="P9"><text:span text:style-name="T7"><text:s text:c="9"/>string fname, lname;</text:span></text:p>
      <text:p text:style-name="P9"><text:span text:style-name="T7"><text:s text:c="9"/>fname = "Ramkumar";</text:span></text:p>
      <text:p text:style-name="P9"><text:span text:style-name="T7"><text:s text:c="9"/>lname = "Lakshminarayanan";</text:span></text:p>
      <text:p text:style-name="P9"><text:span text:style-name="T7"><text:s text:c="9"/></text:span></text:p>
      <text:p text:style-name="P9"><text:span text:style-name="T7"><text:s text:c="9"/>string fullname = fname + lname;</text:span></text:p>
      <text:p text:style-name="P9"><text:span text:style-name="T7"><text:s text:c="9"/>Console.WriteLine("Full Name: {0}", fullname);</text:span></text:p>
      <text:p text:style-name="P9"><text:span text:style-name="T7"><text:s text:c="9"/></text:span></text:p>
      <text:p text:style-name="P9"><text:span text:style-name="T7"><text:s text:c="9"/>//by using string constructor</text:span></text:p>
      <text:p text:style-name="P9"><text:span text:style-name="T7"><text:s text:c="9"/>char[] letters = { 'H', 'e', 'l', 'l','o' };</text:span></text:p>
      <text:p text:style-name="P9"><text:span text:style-name="T7"><text:s text:c="9"/>string greetings = new string(letters);</text:span></text:p>
      <text:p text:style-name="P9"><text:span text:style-name="T7"><text:s text:c="9"/>Console.WriteLine("Greetings: {0}", greetings);</text:span></text:p>
      <text:p text:style-name="P9"><text:span text:style-name="T7"><text:s text:c="9"/></text:span></text:p>
      <text:p text:style-name="P9"><text:span text:style-name="T7"><text:s text:c="9"/>//methods returning string</text:span></text:p>
      <text:p text:style-name="P9"><text:span text:style-name="T7"><text:s text:c="9"/>string[] sarray = { "Hello", "From", "SFDV", "4009" };</text:span></text:p>
      <text:p text:style-name="P9"><text:span text:style-name="T7"><text:s text:c="9"/>string message = String.Join(" ", sarray);</text:span></text:p>
      <text:p text:style-name="P9"><text:span text:style-name="T7"><text:s text:c="9"/>Console.WriteLine("Message: {0}", message);</text:span></text:p>
      <text:p text:style-name="P9"><text:span text:style-name="T7"><text:s text:c="9"/></text:span></text:p>
      <text:p text:style-name="P9"><text:span text:style-name="T7"><text:s text:c="9"/>Console.WriteLine("The length of the String : {0}",message.Length);</text:span></text:p>
      <text:p text:style-name="P9"><text:span text:style-name="T7"><text:s text:c="6"/>}</text:span></text:p>
      <text:p text:style-name="P9"><text:span text:style-name="T7"><text:s text:c="3"/>}</text:span></text:p>
      <text:p text:style-name="P9"><text:span text:style-name="T7">}</text:span></text:p>
      <text:p text:style-name="P9"/>
      <text:p text:style-name="P9"><text:span text:style-name="T20">Variable Length Array</text:span></text:p>
      <text:p text:style-name="P12"/>
      <text:p text:style-name="P9"><text:span text:style-name="T20">using System;</text:span></text:p>
      <text:p text:style-name="P9"><text:span text:style-name="T20">using System.Collections;</text:span></text:p>
      <text:p text:style-name="P12"/>
      <text:p text:style-name="P13"><text:span text:style-name="T23">class Test {</text:span></text:p>
      <text:p text:style-name="P13"><text:span text:style-name="T23"><text:tab/>static void Main() {</text:span></text:p>
      <text:p text:style-name="P13"><text:span text:style-name="T23"><text:tab/><text:tab/>ArrayList a = new ArrayList();</text:span></text:p>
      <text:p text:style-name="P13"><text:span text:style-name="T23"><text:tab/><text:tab/>a.Add("Charly");</text:span></text:p>
      <text:p text:style-name="P13"><text:span text:style-name="T23"><text:tab/><text:tab/>a.Add("Delta");</text:span></text:p>
      <text:p text:style-name="P13"><text:span text:style-name="T23"><text:tab/><text:tab/>a.Add("Alpha");</text:span></text:p>
      <text:p text:style-name="P13"><text:span text:style-name="T23"><text:tab/><text:tab/>a.Sort();</text:span></text:p>
      <text:p text:style-name="P13"><text:span text:style-name="T23"><text:tab/><text:tab/>for (int i = 0; i &lt; a.Count; i++)</text:span></text:p>
      <text:p text:style-name="P13"><text:span text:style-name="T23"><text:tab/><text:tab/><text:tab/>Console.WriteLine(a[i]);</text:span></text:p>
      <text:p text:style-name="P13"><text:span text:style-name="T23"><text:tab/>}</text:span></text:p>
      <text:p text:style-name="P13"><text:span text:style-name="T23">}</text:span></text:p>
      <text:p text:style-name="P2"><text:soft-page-break/><text:span text:style-name="T2">The following program shows the use of the structure:</text:span></text:p>
      <text:p text:style-name="P7"><text:span text:style-name="T7">using</text:span><text:span text:style-name="T9"> </text:span><text:span text:style-name="T11">System</text:span><text:span text:style-name="T13">;</text:span></text:p>
      <text:p text:style-name="P7"><text:span text:style-name="T7">struct</text:span><text:span text:style-name="T9"> </text:span><text:span text:style-name="T11">Books</text:span></text:p>
      <text:p text:style-name="P7"><text:span text:style-name="T13">{</text:span></text:p>
      <text:p text:style-name="P7"><text:span text:style-name="T9"><text:s text:c="3"/></text:span><text:span text:style-name="T7">public</text:span><text:span text:style-name="T9"> </text:span><text:span text:style-name="T7">string</text:span><text:span text:style-name="T9"> title</text:span><text:span text:style-name="T13">;</text:span></text:p>
      <text:p text:style-name="P7"><text:span text:style-name="T9"><text:s text:c="3"/></text:span><text:span text:style-name="T7">public</text:span><text:span text:style-name="T9"> </text:span><text:span text:style-name="T7">string</text:span><text:span text:style-name="T9"> author</text:span><text:span text:style-name="T13">;</text:span></text:p>
      <text:p text:style-name="P7"><text:span text:style-name="T9"><text:s text:c="3"/></text:span><text:span text:style-name="T7">public</text:span><text:span text:style-name="T9"> </text:span><text:span text:style-name="T7">string</text:span><text:span text:style-name="T9"> subject</text:span><text:span text:style-name="T13">;</text:span></text:p>
      <text:p text:style-name="P7"><text:span text:style-name="T9"><text:s text:c="3"/></text:span><text:span text:style-name="T7">public</text:span><text:span text:style-name="T9"> </text:span><text:span text:style-name="T7">int</text:span><text:span text:style-name="T9"> book_id</text:span><text:span text:style-name="T13">;</text:span></text:p>
      <text:p text:style-name="P7"><text:span text:style-name="T13">};</text:span><text:span text:style-name="T9"> <text:s/></text:span></text:p>
      <text:p text:style-name="P8"/>
      <text:p text:style-name="P7"><text:span text:style-name="T7">public</text:span><text:span text:style-name="T9"> </text:span><text:span text:style-name="T7">class</text:span><text:span text:style-name="T9"> testStructure</text:span></text:p>
      <text:p text:style-name="P7"><text:span text:style-name="T13">{</text:span></text:p>
      <text:p text:style-name="P7"><text:span text:style-name="T9"><text:s text:c="3"/></text:span><text:span text:style-name="T7">public</text:span><text:span text:style-name="T9"> </text:span><text:span text:style-name="T7">static</text:span><text:span text:style-name="T9"> </text:span><text:span text:style-name="T7">void</text:span><text:span text:style-name="T9"> </text:span><text:span text:style-name="T11">Main</text:span><text:span text:style-name="T13">(</text:span><text:span text:style-name="T7">string</text:span><text:span text:style-name="T13">[]</text:span><text:span text:style-name="T9"> args</text:span><text:span text:style-name="T13">)</text:span></text:p>
      <text:p text:style-name="P7"><text:span text:style-name="T9"><text:s text:c="3"/></text:span><text:span text:style-name="T13">{</text:span></text:p>
      <text:p text:style-name="P8"/>
      <text:p text:style-name="P7"><text:span text:style-name="T9"><text:s text:c="6"/></text:span><text:span text:style-name="T11">Books</text:span><text:span text:style-name="T9"> </text:span><text:span text:style-name="T11">Book1</text:span><text:span text:style-name="T13">;</text:span><text:span text:style-name="T9"> <text:s text:c="2"/></text:span><text:span text:style-name="T15">/* Declare Book1 of type Book */</text:span></text:p>
      <text:p text:style-name="P7"><text:span text:style-name="T9"><text:s text:c="6"/></text:span><text:span text:style-name="T11">Books</text:span><text:span text:style-name="T9"> </text:span><text:span text:style-name="T11">Book2</text:span><text:span text:style-name="T13">;</text:span><text:span text:style-name="T9"> <text:s text:c="2"/></text:span><text:span text:style-name="T15">/* Declare Book2 of type Book */</text:span></text:p>
      <text:p text:style-name="P8"/>
      <text:p text:style-name="P7"><text:span text:style-name="T9"><text:s text:c="6"/></text:span><text:span text:style-name="T15">/* book 1 specification */</text:span></text:p>
      <text:p text:style-name="P7"><text:span text:style-name="T9"><text:s text:c="6"/></text:span><text:span text:style-name="T11">Book1</text:span><text:span text:style-name="T13">.</text:span><text:span text:style-name="T9">title </text:span><text:span text:style-name="T13">=</text:span><text:span text:style-name="T9"> </text:span><text:span text:style-name="T17">"C Programming"</text:span><text:span text:style-name="T13">;</text:span></text:p>
      <text:p text:style-name="P7"><text:span text:style-name="T9"><text:s text:c="6"/></text:span><text:span text:style-name="T11">Book1</text:span><text:span text:style-name="T13">.</text:span><text:span text:style-name="T9">author </text:span><text:span text:style-name="T13">=</text:span><text:span text:style-name="T9"> </text:span><text:span text:style-name="T17">"Nuha Ali"</text:span><text:span text:style-name="T13">;</text:span><text:span text:style-name="T9"> </text:span></text:p>
      <text:p text:style-name="P7"><text:span text:style-name="T9"><text:s text:c="6"/></text:span><text:span text:style-name="T11">Book1</text:span><text:span text:style-name="T13">.</text:span><text:span text:style-name="T9">subject </text:span><text:span text:style-name="T13">=</text:span><text:span text:style-name="T9"> </text:span><text:span text:style-name="T17">"C Programming Tutorial"</text:span><text:span text:style-name="T13">;</text:span></text:p>
      <text:p text:style-name="P7"><text:span text:style-name="T9"><text:s text:c="6"/></text:span><text:span text:style-name="T11">Book1</text:span><text:span text:style-name="T13">.</text:span><text:span text:style-name="T9">book_id </text:span><text:span text:style-name="T13">=</text:span><text:span text:style-name="T9"> </text:span><text:span text:style-name="T18">6495407</text:span><text:span text:style-name="T13">;</text:span></text:p>
      <text:p text:style-name="P8"/>
      <text:p text:style-name="P7"><text:span text:style-name="T9"><text:s text:c="6"/></text:span><text:span text:style-name="T15">/* book 2 specification */</text:span></text:p>
      <text:p text:style-name="P7"><text:span text:style-name="T9"><text:s text:c="6"/></text:span><text:span text:style-name="T11">Book2</text:span><text:span text:style-name="T13">.</text:span><text:span text:style-name="T9">title </text:span><text:span text:style-name="T13">=</text:span><text:span text:style-name="T9"> </text:span><text:span text:style-name="T17">"Telecom Billing"</text:span><text:span text:style-name="T13">;</text:span></text:p>
      <text:p text:style-name="P7"><text:span text:style-name="T9"><text:s text:c="6"/></text:span><text:span text:style-name="T11">Book2</text:span><text:span text:style-name="T13">.</text:span><text:span text:style-name="T9">author </text:span><text:span text:style-name="T13">=</text:span><text:span text:style-name="T9"> </text:span><text:span text:style-name="T17">"Zara Ali"</text:span><text:span text:style-name="T13">;</text:span></text:p>
      <text:p text:style-name="P7"><text:span text:style-name="T9"><text:s text:c="6"/></text:span><text:span text:style-name="T11">Book2</text:span><text:span text:style-name="T13">.</text:span><text:span text:style-name="T9">subject </text:span><text:span text:style-name="T13">=</text:span><text:span text:style-name="T9"> <text:s/></text:span><text:span text:style-name="T17">"Telecom Billing Tutorial"</text:span><text:span text:style-name="T13">;</text:span></text:p>
      <text:p text:style-name="P7"><text:span text:style-name="T9"><text:s text:c="6"/></text:span><text:span text:style-name="T11">Book2</text:span><text:span text:style-name="T13">.</text:span><text:span text:style-name="T9">book_id </text:span><text:span text:style-name="T13">=</text:span><text:span text:style-name="T9"> </text:span><text:span text:style-name="T18">6495700</text:span><text:span text:style-name="T13">;</text:span></text:p>
      <text:p text:style-name="P8"/>
      <text:p text:style-name="P7"><text:span text:style-name="T9"><text:s text:c="6"/></text:span><text:span text:style-name="T15">/* print Book1 info */</text:span></text:p>
      <text:p text:style-name="P7"><text:span text:style-name="T9"><text:s text:c="6"/></text:span><text:span text:style-name="T11">Console</text:span><text:span text:style-name="T13">.</text:span><text:span text:style-name="T11">WriteLine</text:span><text:span text:style-name="T13">(</text:span><text:span text:style-name="T9"> </text:span><text:span text:style-name="T17">"Book 1 title : {0}"</text:span><text:span text:style-name="T13">,</text:span><text:span text:style-name="T9"> </text:span><text:span text:style-name="T11">Book1</text:span><text:span text:style-name="T13">.</text:span><text:span text:style-name="T9">title</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1 author : {0}"</text:span><text:span text:style-name="T13">,</text:span><text:span text:style-name="T9"> </text:span><text:span text:style-name="T11">Book1</text:span><text:span text:style-name="T13">.</text:span><text:span text:style-name="T9">author</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1 subject : {0}"</text:span><text:span text:style-name="T13">,</text:span><text:span text:style-name="T9"> </text:span><text:span text:style-name="T11">Book1</text:span><text:span text:style-name="T13">.</text:span><text:span text:style-name="T9">subject</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1 book_id :{0}"</text:span><text:span text:style-name="T13">,</text:span><text:span text:style-name="T9"> </text:span><text:span text:style-name="T11">Book1</text:span><text:span text:style-name="T13">.</text:span><text:span text:style-name="T9">book_id</text:span><text:span text:style-name="T13">);</text:span></text:p>
      <text:p text:style-name="P8"/>
      <text:p text:style-name="P7"><text:span text:style-name="T9"><text:s text:c="6"/></text:span><text:span text:style-name="T15">/* print Book2 info */</text:span></text:p>
      <text:p text:style-name="P7"><text:span text:style-name="T9"><text:s text:c="6"/></text:span><text:span text:style-name="T11">Console</text:span><text:span text:style-name="T13">.</text:span><text:span text:style-name="T11">WriteLine</text:span><text:span text:style-name="T13">(</text:span><text:span text:style-name="T17">"Book 2 title : {0}"</text:span><text:span text:style-name="T13">,</text:span><text:span text:style-name="T9"> </text:span><text:span text:style-name="T11">Book2</text:span><text:span text:style-name="T13">.</text:span><text:span text:style-name="T9">title</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2 author : {0}"</text:span><text:span text:style-name="T13">,</text:span><text:span text:style-name="T9"> </text:span><text:span text:style-name="T11">Book2</text:span><text:span text:style-name="T13">.</text:span><text:span text:style-name="T9">author</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2 subject : {0}"</text:span><text:span text:style-name="T13">,</text:span><text:span text:style-name="T9"> </text:span><text:span text:style-name="T11">Book2</text:span><text:span text:style-name="T13">.</text:span><text:span text:style-name="T9">subject</text:span><text:span text:style-name="T13">);</text:span></text:p>
      <text:p text:style-name="P7"><text:span text:style-name="T9"><text:s text:c="6"/></text:span><text:span text:style-name="T11">Console</text:span><text:span text:style-name="T13">.</text:span><text:span text:style-name="T11">WriteLine</text:span><text:span text:style-name="T13">(</text:span><text:span text:style-name="T17">"Book 2 book_id : {0}"</text:span><text:span text:style-name="T13">,</text:span><text:span text:style-name="T9"> </text:span><text:span text:style-name="T11">Book2</text:span><text:span text:style-name="T13">.</text:span><text:span text:style-name="T9">book_id</text:span><text:span text:style-name="T13">);</text:span><text:span text:style-name="T9"> <text:s text:c="6"/></text:span></text:p>
      <text:p text:style-name="P8"/>
      <text:p text:style-name="P7"><text:span text:style-name="T9"><text:s text:c="6"/></text:span><text:span text:style-name="T11">Console</text:span><text:span text:style-name="T13">.</text:span><text:span text:style-name="T11">ReadKey</text:span><text:span text:style-name="T13">();</text:span></text:p>
      <text:p text:style-name="P8"/>
      <text:p text:style-name="P7"><text:span text:style-name="T9"><text:s text:c="3"/></text:span><text:span text:style-name="T13">}</text:span></text:p>
      <text:p text:style-name="P7"><text:span text:style-name="T13">}</text:span></text:p>
      <text:p text:style-name="P14"/>
      <text:p text:style-name="P15"/>
      <text:p text:style-name="P15"/>
      <text:p text:style-name="P15"/>
      <text:p text:style-name="P13"><text:soft-page-break/><text:span text:style-name="T22">Class System.Object</text:span></text:p>
      <text:p text:style-name="P15"/>
      <text:p text:style-name="P13"><text:span text:style-name="T23">using System;</text:span></text:p>
      <text:p text:style-name="P13"><text:span text:style-name="T23">using System.Text;</text:span></text:p>
      <text:p text:style-name="P14"/>
      <text:p text:style-name="P13"><text:span text:style-name="T23">class Program</text:span></text:p>
      <text:p text:style-name="P13"><text:span text:style-name="T23">{</text:span></text:p>
      <text:p text:style-name="P13"><text:span text:style-name="T23"><text:s text:c="4"/>static void Main()</text:span></text:p>
      <text:p text:style-name="P13"><text:span text:style-name="T23"><text:s text:c="4"/>{</text:span></text:p>
      <text:p text:style-name="P13"><text:span text:style-name="T23"><text:tab/>// Use an object reference.</text:span></text:p>
      <text:p text:style-name="P13"><text:span text:style-name="T23"><text:tab/>object val = new StringBuilder();</text:span></text:p>
      <text:p text:style-name="P13"><text:span text:style-name="T23"><text:tab/>Console.WriteLine(val.GetType());</text:span></text:p>
      <text:p text:style-name="P13"><text:span text:style-name="T23"><text:s text:c="4"/>}</text:span></text:p>
      <text:p text:style-name="P13"><text:span text:style-name="T23">}</text:span></text:p>
      <text:p text:style-name="P14"/>
      <text:p text:style-name="P13"><text:span text:style-name="T22">Overflow Checks</text:span></text:p>
      <text:p text:style-name="P11"/>
      <text:h text:style-name="P33" text:outline-level="2"><text:span text:style-name="T23">About Checked and Unchecked operator</text:span></text:h>
      <text:p text:style-name="P18">Checked and unchecked are operators of C#. Checked and Unchecked operators enforce CLR (Common Language Runtime) to handle stack overflow control.These operators checks code block which can cause overflow in an application.</text:p>
      <text:h text:style-name="P32" text:outline-level="2">Checked Operators</text:h>
      <text:p text:style-name="P18">The checked operator evaluates a block of code in a checked context and enforces overflow through an exception if an overflow occurs.</text:p>
      <text:p text:style-name="P20"><text:span text:style-name="Strong_20_Emphasis"><text:span text:style-name="T24">Syntax of Checked Operator</text:span></text:span></text:p>
      <text:section text:style-name="Sect1" text:name="highlighter_57449">
        <table:table table:name="Table1" table:style-name="Table1">
          <table:table-column table:style-name="Table1.A"/>
          <table:table-column table:style-name="Table1.B"/>
          <table:table-row>
            <table:table-cell table:style-name="Table1.A1" office:value-type="string">
              <text:p text:style-name="P29"><text:span text:style-name="Source_20_Text"><text:span text:style-name="T25">1</text:span></text:span></text:p>
            </table:table-cell>
            <table:table-cell table:style-name="Table1.A1" office:value-type="string">
              <text:p text:style-name="P30"><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2" table:style-name="Table2">
          <table:table-column table:style-name="Table2.A"/>
          <table:table-column table:style-name="Table2.B"/>
          <table:table-row>
            <table:table-cell table:style-name="Table2.A1" office:value-type="string">
              <text:p text:style-name="P29"><text:span text:style-name="Source_20_Text"><text:span text:style-name="T25">2</text:span></text:span></text:p>
            </table:table-cell>
            <table:table-cell table:style-name="Table2.A1" office:value-type="string">
              <text:p text:style-name="P31"> </text:p>
            </table:table-cell>
          </table:table-row>
        </table:table>
        <table:table table:name="Table3" table:style-name="Table3">
          <table:table-column table:style-name="Table3.A"/>
          <table:table-column table:style-name="Table3.B"/>
          <table:table-row>
            <table:table-cell table:style-name="Table3.A1" office:value-type="string">
              <text:p text:style-name="P29"><text:span text:style-name="Source_20_Text"><text:span text:style-name="T25">3</text:span></text:span></text:p>
            </table:table-cell>
            <table:table-cell table:style-name="Table3.A1" office:value-type="string">
              <text:p text:style-name="P30"><text:span text:style-name="Source_20_Text"><text:span text:style-name="T26"> </text:span></text:span><text:span text:style-name="Source_20_Text"><text:span text:style-name="T28">checked</text:span></text:span><text:span text:style-name="Source_20_Text"><text:span text:style-name="T27">{</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29"><text:span text:style-name="Source_20_Text"><text:span text:style-name="T25">4</text:span></text:span></text:p>
            </table:table-cell>
            <table:table-cell table:style-name="Table4.A1" office:value-type="string">
              <text:p text:style-name="P30"><text:span text:style-name="Source_20_Text"><text:span text:style-name="T26">    </text:span></text:span><text:span text:style-name="Source_20_Text"><text:span text:style-name="T29">//Block of code or expression</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P29"><text:span text:style-name="Source_20_Text"><text:span text:style-name="T25">5</text:span></text:span></text:p>
            </table:table-cell>
            <table:table-cell table:style-name="Table5.A1" office:value-type="string">
              <text:p text:style-name="P30"><text:span text:style-name="Source_20_Text"><text:span text:style-name="T26">    </text:span></text:span><text:span text:style-name="Source_20_Text"><text:span text:style-name="T28">int</text:span></text:span><text:span text:style-name="T27"> </text:span><text:span text:style-name="Source_20_Text"><text:span text:style-name="T27">x = 1000000 * 2000000;</text:span></text:span></text:p>
            </table:table-cell>
          </table:table-row>
        </table:table>
        <table:table table:name="Table6" table:style-name="Table6">
          <table:table-column table:style-name="Table6.A"/>
          <table:table-column table:style-name="Table6.B"/>
          <table:table-row>
            <table:table-cell table:style-name="Table6.A1" office:value-type="string">
              <text:p text:style-name="P29"><text:span text:style-name="Source_20_Text"><text:span text:style-name="T25">6</text:span></text:span></text:p>
            </table:table-cell>
            <table:table-cell table:style-name="Table6.A1" office:value-type="string">
              <text:p text:style-name="P30"><text:span text:style-name="Source_20_Text"><text:span text:style-name="T26"> </text:span></text:span><text:span text:style-name="Source_20_Text"><text:span text:style-name="T27">}</text:span></text:span></text:p>
            </table:table-cell>
          </table:table-row>
        </table:table>
        <table:table table:name="Table7" table:style-name="Table7">
          <table:table-column table:style-name="Table7.A"/>
          <table:table-column table:style-name="Table7.B"/>
          <table:table-row>
            <table:table-cell table:style-name="Table7.A1" office:value-type="string">
              <text:p text:style-name="P29"><text:span text:style-name="Source_20_Text"><text:span text:style-name="T25">7</text:span></text:span></text:p>
            </table:table-cell>
            <table:table-cell table:style-name="Table7.A1" office:value-type="string">
              <text:p text:style-name="P31"> </text:p>
            </table:table-cell>
          </table:table-row>
        </table:table>
        <table:table table:name="Table8" table:style-name="Table8">
          <table:table-column table:style-name="Table8.A"/>
          <table:table-column table:style-name="Table8.B"/>
          <table:table-row>
            <table:table-cell table:style-name="Table8.A1" office:value-type="string">
              <text:p text:style-name="P29"><text:span text:style-name="Source_20_Text"><text:span text:style-name="T25">8</text:span></text:span></text:p>
            </table:table-cell>
            <table:table-cell table:style-name="Table8.A1" office:value-type="string">
              <text:p text:style-name="P30"><text:span text:style-name="Source_20_Text"><text:span text:style-name="T27">}  </text:span></text:span></text:p>
            </table:table-cell>
          </table:table-row>
        </table:table>
      </text:section>
      <text:h text:style-name="P32" text:outline-level="2"><text:soft-page-break/>Unchecked Operators</text:h>
      <text:p text:style-name="P18">The checked operator evaluates a block of code in an unchecked context and does not through overflow exception if an overflow occurs.</text:p>
      <text:p text:style-name="P18">Sometimes it might through negative integral output or wrong output (in terms of calculation).</text:p>
      <text:p text:style-name="P20"><text:span text:style-name="Strong_20_Emphasis"><text:span text:style-name="T24">Syntax of UnChecked Operator</text:span></text:span></text:p>
      <text:section text:style-name="Sect1" text:name="highlighter_990284">
        <table:table table:name="Table9" table:style-name="Table9">
          <table:table-column table:style-name="Table9.A"/>
          <table:table-column table:style-name="Table9.B"/>
          <table:table-row>
            <table:table-cell table:style-name="Table9.A1" office:value-type="string">
              <text:p text:style-name="P29"><text:span text:style-name="Source_20_Text"><text:span text:style-name="T25">1</text:span></text:span></text:p>
            </table:table-cell>
            <table:table-cell table:style-name="Table9.A1" office:value-type="string">
              <text:p text:style-name="P30"><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10" table:style-name="Table10">
          <table:table-column table:style-name="Table10.A"/>
          <table:table-column table:style-name="Table10.B"/>
          <table:table-row>
            <table:table-cell table:style-name="Table10.A1" office:value-type="string">
              <text:p text:style-name="P29"><text:span text:style-name="Source_20_Text"><text:span text:style-name="T25">2</text:span></text:span></text:p>
            </table:table-cell>
            <table:table-cell table:style-name="Table10.A1" office:value-type="string">
              <text:p text:style-name="P31"> </text:p>
            </table:table-cell>
          </table:table-row>
        </table:table>
        <table:table table:name="Table11" table:style-name="Table11">
          <table:table-column table:style-name="Table11.A"/>
          <table:table-column table:style-name="Table11.B"/>
          <table:table-row>
            <table:table-cell table:style-name="Table11.A1" office:value-type="string">
              <text:p text:style-name="P29"><text:span text:style-name="Source_20_Text"><text:span text:style-name="T25">3</text:span></text:span></text:p>
            </table:table-cell>
            <table:table-cell table:style-name="Table11.A1" office:value-type="string">
              <text:p text:style-name="P30"><text:span text:style-name="Source_20_Text"><text:span text:style-name="T26"> </text:span></text:span><text:span text:style-name="Source_20_Text"><text:span text:style-name="T28">unchecked</text:span></text:span><text:span text:style-name="Source_20_Text"><text:span text:style-name="T27">{</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P29"><text:span text:style-name="Source_20_Text"><text:span text:style-name="T25">4</text:span></text:span></text:p>
            </table:table-cell>
            <table:table-cell table:style-name="Table12.A1" office:value-type="string">
              <text:p text:style-name="P30"><text:span text:style-name="Source_20_Text"><text:span text:style-name="T29">//Block of code or expression</text:span></text:span></text:p>
            </table:table-cell>
          </table:table-row>
        </table:table>
        <table:table table:name="Table13" table:style-name="Table13">
          <table:table-column table:style-name="Table13.A"/>
          <table:table-column table:style-name="Table13.B"/>
          <table:table-row>
            <table:table-cell table:style-name="Table13.A1" office:value-type="string">
              <text:p text:style-name="P29"><text:span text:style-name="Source_20_Text"><text:span text:style-name="T25">5</text:span></text:span></text:p>
            </table:table-cell>
            <table:table-cell table:style-name="Table13.A1" office:value-type="string">
              <text:p text:style-name="P30"><text:span text:style-name="Source_20_Text"><text:span text:style-name="T26"> </text:span></text:span><text:span text:style-name="Source_20_Text"><text:span text:style-name="T28">int</text:span></text:span><text:span text:style-name="T27"> </text:span><text:span text:style-name="Source_20_Text"><text:span text:style-name="T27">x = 1000000 * 2000000;</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29"><text:span text:style-name="Source_20_Text"><text:span text:style-name="T25">6</text:span></text:span></text:p>
            </table:table-cell>
            <table:table-cell table:style-name="Table14.A1" office:value-type="string">
              <text:p text:style-name="P30"><text:span text:style-name="Source_20_Text"><text:span text:style-name="T26"> </text:span></text:span><text:span text:style-name="Source_20_Text"><text:span text:style-name="T27">}</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P29"><text:span text:style-name="Source_20_Text"><text:span text:style-name="T25">7</text:span></text:span></text:p>
            </table:table-cell>
            <table:table-cell table:style-name="Table15.A1" office:value-type="string">
              <text:p text:style-name="P31"> </text:p>
            </table:table-cell>
          </table:table-row>
        </table:table>
        <table:table table:name="Table16" table:style-name="Table16">
          <table:table-column table:style-name="Table16.A"/>
          <table:table-column table:style-name="Table16.B"/>
          <table:table-row>
            <table:table-cell table:style-name="Table16.A1" office:value-type="string">
              <text:p text:style-name="P29"><text:span text:style-name="Source_20_Text"><text:span text:style-name="T25">8</text:span></text:span></text:p>
            </table:table-cell>
            <table:table-cell table:style-name="Table16.A1" office:value-type="string">
              <text:p text:style-name="P30"><text:span text:style-name="Source_20_Text"><text:span text:style-name="T27">}  </text:span></text:span></text:p>
            </table:table-cell>
          </table:table-row>
        </table:table>
      </text:section>
      <text:h text:style-name="P32" text:outline-level="2">Demonstrate Checked and Unchecked operators using an example</text:h>
      <text:p text:style-name="P18">Now let's demonstrate a simple example using console application. In this example we will use int (Int32) variable to check overflow in an application.</text:p>
      <text:p text:style-name="P20"><text:span text:style-name="Strong_20_Emphasis"><text:span text:style-name="T24">Step 1: Create Console Application</text:span></text:span></text:p>
      <text:section text:style-name="Sect1" text:name="highlighter_853695">
        <table:table table:name="Table17" table:style-name="Table17">
          <table:table-column table:style-name="Table17.A"/>
          <table:table-column table:style-name="Table17.B"/>
          <table:table-row>
            <table:table-cell table:style-name="Table17.A1" office:value-type="string">
              <text:p text:style-name="P29"><text:span text:style-name="Source_20_Text"><text:span text:style-name="T25">1</text:span></text:span></text:p>
            </table:table-cell>
            <table:table-cell table:style-name="Table17.A1" office:value-type="string">
              <text:p text:style-name="P30"><text:span text:style-name="Source_20_Text"><text:span text:style-name="T26">  </text:span></text:span><text:span text:style-name="Source_20_Text"><text:span text:style-name="T28">class</text:span></text:span><text:span text:style-name="T27"> </text:span><text:span text:style-name="Source_20_Text"><text:span text:style-name="T27">Program</text:span></text:span></text:p>
            </table:table-cell>
          </table:table-row>
        </table:table>
        <table:table table:name="Table18" table:style-name="Table18">
          <table:table-column table:style-name="Table18.A"/>
          <table:table-column table:style-name="Table18.B"/>
          <table:table-row>
            <table:table-cell table:style-name="Table18.A1" office:value-type="string">
              <text:p text:style-name="P29"><text:span text:style-name="Source_20_Text"><text:span text:style-name="T25">2</text:span></text:span></text:p>
            </table:table-cell>
            <table:table-cell table:style-name="Table18.A1" office:value-type="string">
              <text:p text:style-name="P30"><text:span text:style-name="Source_20_Text"><text:span text:style-name="T26">  </text:span></text:span><text:span text:style-name="Source_20_Text"><text:span text:style-name="T27">{</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29"><text:span text:style-name="Source_20_Text"><text:span text:style-name="T25">3</text:span></text:span></text:p>
            </table:table-cell>
            <table:table-cell table:style-name="Table19.A1" office:value-type="string">
              <text:p text:style-name="P30"><text:span text:style-name="Source_20_Text"><text:span text:style-name="T26">      </text:span></text:span><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20" table:style-name="Table20">
          <table:table-column table:style-name="Table20.A"/>
          <table:table-column table:style-name="Table20.B"/>
          <table:table-row>
            <table:table-cell table:style-name="Table20.A1" office:value-type="string">
              <text:p text:style-name="P29"><text:span text:style-name="Source_20_Text"><text:span text:style-name="T25">4</text:span></text:span></text:p>
            </table:table-cell>
            <table:table-cell table:style-name="Table20.A1" office:value-type="string">
              <text:p text:style-name="P30"><text:span text:style-name="Source_20_Text"><text:span text:style-name="T26">    </text:span></text:span><text:span text:style-name="Source_20_Text"><text:span text:style-name="T27">{</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29"><text:span text:style-name="Source_20_Text"><text:span text:style-name="T25">5</text:span></text:span></text:p>
            </table:table-cell>
            <table:table-cell table:style-name="Table21.A1" office:value-type="string">
              <text:p text:style-name="P30"><text:span text:style-name="Source_20_Text"><text:span text:style-name="T26">    </text:span></text:span><text:span text:style-name="T26"> </text:span></text:p>
            </table:table-cell>
          </table:table-row>
        </table:table>
        <table:table table:name="Table22" table:style-name="Table22">
          <table:table-column table:style-name="Table22.A"/>
          <table:table-column table:style-name="Table22.B"/>
          <table:table-row>
            <table:table-cell table:style-name="Table22.A1" office:value-type="string">
              <text:p text:style-name="P29"><text:span text:style-name="Source_20_Text"><text:span text:style-name="T25">6</text:span></text:span></text:p>
            </table:table-cell>
            <table:table-cell table:style-name="Table22.A1" office:value-type="string">
              <text:p text:style-name="P30"><text:span text:style-name="Source_20_Text"><text:span text:style-name="T26">      </text:span></text:span><text:span text:style-name="Source_20_Text"><text:span text:style-name="T27">}</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29"><text:span text:style-name="Source_20_Text"><text:span text:style-name="T25">7</text:span></text:span></text:p>
            </table:table-cell>
            <table:table-cell table:style-name="Table23.A1" office:value-type="string">
              <text:p text:style-name="P30"><text:span text:style-name="Source_20_Text"><text:span text:style-name="T27">}</text:span></text:span></text:p>
            </table:table-cell>
          </table:table-row>
        </table:table>
      </text:section>
      <text:p text:style-name="P20"><text:span text:style-name="Strong_20_Emphasis"><text:span text:style-name="T24">Step 2: Use int (Int32) variable to check for overflow.</text:span></text:span></text:p>
      <text:p text:style-name="P20"><text:soft-page-break/><text:span text:style-name="T24">For this step we will use integer variable</text:span><text:span text:style-name="Strong_20_Emphasis"><text:span text:style-name="T24"> "inttestVariable" </text:span></text:span><text:span text:style-name="T24">and assign a highest value to it i.e. highest Int32 bit value which is 2147483647.</text:span></text:p>
      <text:section text:style-name="Sect1" text:name="highlighter_192377">
        <table:table table:name="Table24" table:style-name="Table24">
          <table:table-column table:style-name="Table24.A"/>
          <table:table-column table:style-name="Table24.B"/>
          <table:table-row>
            <table:table-cell table:style-name="Table24.A1" office:value-type="string">
              <text:p text:style-name="P29"><text:span text:style-name="Source_20_Text"><text:span text:style-name="T25">1</text:span></text:span></text:p>
            </table:table-cell>
            <table:table-cell table:style-name="Table24.A1" office:value-type="string">
              <text:p text:style-name="P30"><text:span text:style-name="Source_20_Text"><text:span text:style-name="T28">class</text:span></text:span><text:span text:style-name="T27"> </text:span><text:span text:style-name="Source_20_Text"><text:span text:style-name="T27">Program</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29"><text:span text:style-name="Source_20_Text"><text:span text:style-name="T25">2</text:span></text:span></text:p>
            </table:table-cell>
            <table:table-cell table:style-name="Table25.A1" office:value-type="string">
              <text:p text:style-name="P30"><text:span text:style-name="Source_20_Text"><text:span text:style-name="T26">      </text:span></text:span><text:span text:style-name="Source_20_Text"><text:span text:style-name="T27">{</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29"><text:span text:style-name="Source_20_Text"><text:span text:style-name="T25">3</text:span></text:span></text:p>
            </table:table-cell>
            <table:table-cell table:style-name="Table26.A1" office:value-type="string">
              <text:p text:style-name="P30"><text:span text:style-name="Source_20_Text"><text:span text:style-name="T26">          </text:span></text:span><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27" table:style-name="Table27">
          <table:table-column table:style-name="Table27.A"/>
          <table:table-column table:style-name="Table27.B"/>
          <table:table-row>
            <table:table-cell table:style-name="Table27.A1" office:value-type="string">
              <text:p text:style-name="P29"><text:span text:style-name="Source_20_Text"><text:span text:style-name="T25">4</text:span></text:span></text:p>
            </table:table-cell>
            <table:table-cell table:style-name="Table27.A1" office:value-type="string">
              <text:p text:style-name="P30"><text:span text:style-name="Source_20_Text"><text:span text:style-name="T26">        </text:span></text:span><text:span text:style-name="Source_20_Text"><text:span text:style-name="T27">{</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29"><text:span text:style-name="Source_20_Text"><text:span text:style-name="T25">5</text:span></text:span></text:p>
            </table:table-cell>
            <table:table-cell table:style-name="Table28.A1" office:value-type="string">
              <text:p text:style-name="P30"><text:span text:style-name="Source_20_Text"><text:span text:style-name="T26">        </text:span></text:span><text:span text:style-name="Source_20_Text"><text:span text:style-name="T28">int</text:span></text:span><text:span text:style-name="T27"> </text:span><text:span text:style-name="Source_20_Text"><text:span text:style-name="T27">inttestVariable = 2147483647;</text:span></text:span></text:p>
            </table:table-cell>
          </table:table-row>
        </table:table>
        <table:table table:name="Table29" table:style-name="Table29">
          <table:table-column table:style-name="Table29.A"/>
          <table:table-column table:style-name="Table29.B"/>
          <table:table-row>
            <table:table-cell table:style-name="Table29.A1" office:value-type="string">
              <text:p text:style-name="P29"><text:span text:style-name="Source_20_Text"><text:span text:style-name="T25">6</text:span></text:span></text:p>
            </table:table-cell>
            <table:table-cell table:style-name="Table29.A1" office:value-type="string">
              <text:p text:style-name="P30"><text:span text:style-name="Source_20_Text"><text:span text:style-name="T26">            </text:span></text:span><text:span text:style-name="Source_20_Text"><text:span text:style-name="T27">Console.WriteLine(</text:span></text:span><text:span text:style-name="Source_20_Text"><text:span text:style-name="T30">"Our current int value is... "</text:span></text:span><text:span text:style-name="T27"> </text:span><text:span text:style-name="Source_20_Text"><text:span text:style-name="T27">+ inttestVariable);</text:span></text:span></text:p>
            </table:table-cell>
          </table:table-row>
        </table:table>
        <table:table table:name="Table30" table:style-name="Table30">
          <table:table-column table:style-name="Table30.A"/>
          <table:table-column table:style-name="Table30.B"/>
          <table:table-row>
            <table:table-cell table:style-name="Table30.A1" office:value-type="string">
              <text:p text:style-name="P29"><text:span text:style-name="Source_20_Text"><text:span text:style-name="T25">7</text:span></text:span></text:p>
            </table:table-cell>
            <table:table-cell table:style-name="Table30.A1" office:value-type="string">
              <text:p text:style-name="P30"><text:span text:style-name="Source_20_Text"><text:span text:style-name="T26">          </text:span></text:span><text:span text:style-name="Source_20_Text"><text:span text:style-name="T27">}</text:span></text:span></text:p>
            </table:table-cell>
          </table:table-row>
        </table:table>
        <table:table table:name="Table31" table:style-name="Table31">
          <table:table-column table:style-name="Table31.A"/>
          <table:table-column table:style-name="Table31.B"/>
          <table:table-row>
            <table:table-cell table:style-name="Table31.A1" office:value-type="string">
              <text:p text:style-name="P29"><text:span text:style-name="Source_20_Text"><text:span text:style-name="T25">8</text:span></text:span></text:p>
            </table:table-cell>
            <table:table-cell table:style-name="Table31.A1" office:value-type="string">
              <text:p text:style-name="P30"><text:span text:style-name="Source_20_Text"><text:span text:style-name="T26">    </text:span></text:span><text:span text:style-name="Source_20_Text"><text:span text:style-name="T27">}</text:span></text:span></text:p>
            </table:table-cell>
          </table:table-row>
        </table:table>
      </text:section>
      <text:p text:style-name="P20"><text:span text:style-name="T24">To test your "</text:span><text:span text:style-name="Strong_20_Emphasis"><text:span text:style-name="T24">int</text:span></text:span><text:span text:style-name="T24">" size, type i.e. whether its 32 bit or 64 bit and range you can use operator</text:span></text:p>
      <text:p text:style-name="P20"><text:span text:style-name="T24"><text:line-break/></text:span><text:span text:style-name="Strong_20_Emphasis"><text:span text:style-name="T24">Typeof </text:span></text:span><text:span text:style-name="T24">- Get the type of a data type.<text:line-break/></text:span><text:span text:style-name="Strong_20_Emphasis"><text:span text:style-name="T24">Sizeof </text:span></text:span><text:span text:style-name="T24">- Get the total size of a data type.<text:line-break/></text:span><text:span text:style-name="Strong_20_Emphasis"><text:span text:style-name="T24">Minvalue </text:span></text:span><text:span text:style-name="T24">- Get minimum value of a data type<text:line-break/></text:span><text:span text:style-name="Strong_20_Emphasis"><text:span text:style-name="T24">Maxvalue </text:span></text:span><text:span text:style-name="T24">- Get maximum value of data type.</text:span></text:p>
      <text:p text:style-name="P18">As we have shown in below code.</text:p>
      <text:section text:style-name="Sect1" text:name="highlighter_778528">
        <table:table table:name="Table32" table:style-name="Table32">
          <table:table-column table:style-name="Table32.A"/>
          <table:table-column table:style-name="Table32.B"/>
          <table:table-row>
            <table:table-cell table:style-name="Table32.A1" office:value-type="string">
              <text:p text:style-name="P29"><text:span text:style-name="Source_20_Text"><text:span text:style-name="T25">1</text:span></text:span></text:p>
            </table:table-cell>
            <table:table-cell table:style-name="Table32.A1" office:value-type="string">
              <text:p text:style-name="P30"><text:span text:style-name="Source_20_Text"><text:span text:style-name="T28">class</text:span></text:span><text:span text:style-name="T27"> </text:span><text:span text:style-name="Source_20_Text"><text:span text:style-name="T27">Program</text:span></text:span></text:p>
            </table:table-cell>
          </table:table-row>
        </table:table>
        <table:table table:name="Table33" table:style-name="Table33">
          <table:table-column table:style-name="Table33.A"/>
          <table:table-column table:style-name="Table33.B"/>
          <table:table-row>
            <table:table-cell table:style-name="Table33.A1" office:value-type="string">
              <text:p text:style-name="P29"><text:span text:style-name="Source_20_Text"><text:span text:style-name="T25">2</text:span></text:span></text:p>
            </table:table-cell>
            <table:table-cell table:style-name="Table33.A1" office:value-type="string">
              <text:p text:style-name="P30"><text:span text:style-name="Source_20_Text"><text:span text:style-name="T26">      </text:span></text:span><text:span text:style-name="Source_20_Text"><text:span text:style-name="T27">{</text:span></text:span></text:p>
            </table:table-cell>
          </table:table-row>
        </table:table>
        <table:table table:name="Table34" table:style-name="Table34">
          <table:table-column table:style-name="Table34.A"/>
          <table:table-column table:style-name="Table34.B"/>
          <table:table-row>
            <table:table-cell table:style-name="Table34.A1" office:value-type="string">
              <text:p text:style-name="P29"><text:span text:style-name="Source_20_Text"><text:span text:style-name="T25">3</text:span></text:span></text:p>
            </table:table-cell>
            <table:table-cell table:style-name="Table34.A1" office:value-type="string">
              <text:p text:style-name="P30"><text:span text:style-name="Source_20_Text"><text:span text:style-name="T26">          </text:span></text:span><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35" table:style-name="Table35">
          <table:table-column table:style-name="Table35.A"/>
          <table:table-column table:style-name="Table35.B"/>
          <table:table-row>
            <table:table-cell table:style-name="Table35.A1" office:value-type="string">
              <text:p text:style-name="P29"><text:span text:style-name="Source_20_Text"><text:span text:style-name="T25">4</text:span></text:span></text:p>
            </table:table-cell>
            <table:table-cell table:style-name="Table35.A1" office:value-type="string">
              <text:p text:style-name="P30"><text:span text:style-name="Source_20_Text"><text:span text:style-name="T26">        </text:span></text:span><text:span text:style-name="Source_20_Text"><text:span text:style-name="T27">{</text:span></text:span></text:p>
            </table:table-cell>
          </table:table-row>
        </table:table>
        <table:table table:name="Table36" table:style-name="Table36">
          <table:table-column table:style-name="Table36.A"/>
          <table:table-column table:style-name="Table36.B"/>
          <table:table-row>
            <table:table-cell table:style-name="Table36.A1" office:value-type="string">
              <text:p text:style-name="P29"><text:span text:style-name="Source_20_Text"><text:span text:style-name="T25">5</text:span></text:span></text:p>
            </table:table-cell>
            <table:table-cell table:style-name="Table36.A1" office:value-type="string">
              <text:p text:style-name="P30"><text:span text:style-name="Source_20_Text"><text:span text:style-name="T26">        </text:span></text:span><text:span text:style-name="Source_20_Text"><text:span text:style-name="T27">Console.WriteLine(</text:span></text:span><text:span text:style-name="Source_20_Text"><text:span text:style-name="T30">"{0}: bytes: {1}, range: [{2},{3}]"</text:span></text:span><text:span text:style-name="Source_20_Text"><text:span text:style-name="T27">,</text:span></text:span><text:span text:style-name="Source_20_Text"><text:span text:style-name="T28">typeof</text:span></text:span><text:span text:style-name="Source_20_Text"><text:span text:style-name="T27">(</text:span></text:span><text:span text:style-name="Source_20_Text"><text:span text:style-name="T28">int</text:span></text:span><text:span text:style-name="Source_20_Text"><text:span text:style-name="T27">).ToString(), </text:span></text:span><text:span text:style-name="Source_20_Text"><text:span text:style-name="T28">sizeof</text:span></text:span><text:span text:style-name="Source_20_Text"><text:span text:style-name="T27">(</text:span></text:span><text:span text:style-name="Source_20_Text"><text:span text:style-name="T28">int</text:span></text:span><text:span text:style-name="Source_20_Text"><text:span text:style-name="T27">), </text:span></text:span><text:span text:style-name="Source_20_Text"><text:span text:style-name="T28">int</text:span></text:span><text:span text:style-name="Source_20_Text"><text:span text:style-name="T27">.MinValue, </text:span></text:span><text:span text:style-name="Source_20_Text"><text:span text:style-name="T28">int</text:span></text:span><text:span text:style-name="Source_20_Text"><text:span text:style-name="T27">.MaxValue);</text:span></text:span></text:p>
            </table:table-cell>
          </table:table-row>
        </table:table>
        <table:table table:name="Table37" table:style-name="Table37">
          <table:table-column table:style-name="Table37.A"/>
          <table:table-column table:style-name="Table37.B"/>
          <table:table-row>
            <table:table-cell table:style-name="Table37.A1" office:value-type="string">
              <text:p text:style-name="P29"><text:span text:style-name="Source_20_Text"><text:span text:style-name="T25">6</text:span></text:span></text:p>
            </table:table-cell>
            <table:table-cell table:style-name="Table37.A1" office:value-type="string">
              <text:p text:style-name="P30"><text:span text:style-name="Source_20_Text"><text:span text:style-name="T26">          </text:span></text:span><text:span text:style-name="Source_20_Text"><text:span text:style-name="T27">}</text:span></text:span></text:p>
            </table:table-cell>
          </table:table-row>
        </table:table>
        <table:table table:name="Table38" table:style-name="Table38">
          <table:table-column table:style-name="Table38.A"/>
          <table:table-column table:style-name="Table38.B"/>
          <table:table-row>
            <table:table-cell table:style-name="Table38.A1" office:value-type="string">
              <text:p text:style-name="P29"><text:span text:style-name="Source_20_Text"><text:span text:style-name="T25">7</text:span></text:span></text:p>
            </table:table-cell>
            <table:table-cell table:style-name="Table38.A1" office:value-type="string">
              <text:p text:style-name="P30"><text:span text:style-name="Source_20_Text"><text:span text:style-name="T26">    </text:span></text:span><text:span text:style-name="Source_20_Text"><text:span text:style-name="T27">}</text:span></text:span></text:p>
            </table:table-cell>
          </table:table-row>
        </table:table>
      </text:section>
      <text:p text:style-name="P20"><text:soft-page-break/><text:span text:style-name="T24">Now coming back to checked and unchecked operator. Next step let’s use checked operator and increment the default value of an integer variable </text:span><text:span text:style-name="Strong_20_Emphasis"><text:span text:style-name="T24">"inttestVariable"</text:span></text:span><text:span text:style-name="T24"> in the code block of checked operator.</text:span></text:p>
      <text:section text:style-name="Sect1" text:name="highlighter_204418">
        <table:table table:name="Table39" table:style-name="Table39">
          <table:table-column table:style-name="Table39.A"/>
          <table:table-column table:style-name="Table39.B"/>
          <table:table-row>
            <table:table-cell table:style-name="Table39.A1" office:value-type="string">
              <text:p text:style-name="P29"><text:span text:style-name="Source_20_Text"><text:span text:style-name="T25">01</text:span></text:span></text:p>
            </table:table-cell>
            <table:table-cell table:style-name="Table39.A1" office:value-type="string">
              <text:p text:style-name="P30"><text:span text:style-name="Source_20_Text"><text:span text:style-name="T28">class</text:span></text:span><text:span text:style-name="T27"> </text:span><text:span text:style-name="Source_20_Text"><text:span text:style-name="T27">Program</text:span></text:span></text:p>
            </table:table-cell>
          </table:table-row>
        </table:table>
        <table:table table:name="Table40" table:style-name="Table40">
          <table:table-column table:style-name="Table40.A"/>
          <table:table-column table:style-name="Table40.B"/>
          <table:table-row>
            <table:table-cell table:style-name="Table40.A1" office:value-type="string">
              <text:p text:style-name="P29"><text:span text:style-name="Source_20_Text"><text:span text:style-name="T25">02</text:span></text:span></text:p>
            </table:table-cell>
            <table:table-cell table:style-name="Table40.A1" office:value-type="string">
              <text:p text:style-name="P30"><text:span text:style-name="Source_20_Text"><text:span text:style-name="T26">      </text:span></text:span><text:span text:style-name="Source_20_Text"><text:span text:style-name="T27">{</text:span></text:span></text:p>
            </table:table-cell>
          </table:table-row>
        </table:table>
        <table:table table:name="Table41" table:style-name="Table41">
          <table:table-column table:style-name="Table41.A"/>
          <table:table-column table:style-name="Table41.B"/>
          <table:table-row>
            <table:table-cell table:style-name="Table41.A1" office:value-type="string">
              <text:p text:style-name="P29"><text:span text:style-name="Source_20_Text"><text:span text:style-name="T25">03</text:span></text:span></text:p>
            </table:table-cell>
            <table:table-cell table:style-name="Table41.A1" office:value-type="string">
              <text:p text:style-name="P30"><text:span text:style-name="Source_20_Text"><text:span text:style-name="T26">          </text:span></text:span><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42" table:style-name="Table42">
          <table:table-column table:style-name="Table42.A"/>
          <table:table-column table:style-name="Table42.B"/>
          <table:table-row>
            <table:table-cell table:style-name="Table42.A1" office:value-type="string">
              <text:p text:style-name="P29"><text:span text:style-name="Source_20_Text"><text:span text:style-name="T25">04</text:span></text:span></text:p>
            </table:table-cell>
            <table:table-cell table:style-name="Table42.A1" office:value-type="string">
              <text:p text:style-name="P30"><text:span text:style-name="Source_20_Text"><text:span text:style-name="T26">        </text:span></text:span><text:span text:style-name="Source_20_Text"><text:span text:style-name="T27">{</text:span></text:span></text:p>
            </table:table-cell>
          </table:table-row>
        </table:table>
        <table:table table:name="Table43" table:style-name="Table43">
          <table:table-column table:style-name="Table43.A"/>
          <table:table-column table:style-name="Table43.B"/>
          <table:table-row>
            <table:table-cell table:style-name="Table43.A1" office:value-type="string">
              <text:p text:style-name="P29"><text:span text:style-name="Source_20_Text"><text:span text:style-name="T25">05</text:span></text:span></text:p>
            </table:table-cell>
            <table:table-cell table:style-name="Table43.A1" office:value-type="string">
              <text:p text:style-name="P30"><text:span text:style-name="Source_20_Text"><text:span text:style-name="T26">        </text:span></text:span><text:span text:style-name="Source_20_Text"><text:span text:style-name="T28">int</text:span></text:span><text:span text:style-name="T27"> </text:span><text:span text:style-name="Source_20_Text"><text:span text:style-name="T27">inttestVariable = 2147483647;</text:span></text:span></text:p>
            </table:table-cell>
          </table:table-row>
        </table:table>
        <table:table table:name="Table44" table:style-name="Table44">
          <table:table-column table:style-name="Table44.A"/>
          <table:table-column table:style-name="Table44.B"/>
          <table:table-row>
            <table:table-cell table:style-name="Table44.A1" office:value-type="string">
              <text:p text:style-name="P29"><text:span text:style-name="Source_20_Text"><text:span text:style-name="T25">06</text:span></text:span></text:p>
            </table:table-cell>
            <table:table-cell table:style-name="Table44.A1" office:value-type="string">
              <text:p text:style-name="P30"><text:span text:style-name="Source_20_Text"><text:span text:style-name="T26">            </text:span></text:span><text:span text:style-name="Source_20_Text"><text:span text:style-name="T27">Console.WriteLine(</text:span></text:span><text:span text:style-name="Source_20_Text"><text:span text:style-name="T30">"Our current int value is... "</text:span></text:span><text:span text:style-name="T27"> </text:span><text:span text:style-name="Source_20_Text"><text:span text:style-name="T27">+ inttestVariable);</text:span></text:span></text:p>
            </table:table-cell>
          </table:table-row>
        </table:table>
        <table:table table:name="Table45" table:style-name="Table45">
          <table:table-column table:style-name="Table45.A"/>
          <table:table-column table:style-name="Table45.B"/>
          <table:table-row>
            <table:table-cell table:style-name="Table45.A1" office:value-type="string">
              <text:p text:style-name="P29"><text:span text:style-name="Source_20_Text"><text:span text:style-name="T25">07</text:span></text:span></text:p>
            </table:table-cell>
            <table:table-cell table:style-name="Table45.A1" office:value-type="string">
              <text:p text:style-name="P31"> </text:p>
            </table:table-cell>
          </table:table-row>
        </table:table>
        <table:table table:name="Table46" table:style-name="Table46">
          <table:table-column table:style-name="Table46.A"/>
          <table:table-column table:style-name="Table46.B"/>
          <table:table-row>
            <table:table-cell table:style-name="Table46.A1" office:value-type="string">
              <text:p text:style-name="P29"><text:span text:style-name="Source_20_Text"><text:span text:style-name="T25">08</text:span></text:span></text:p>
            </table:table-cell>
            <table:table-cell table:style-name="Table46.A1" office:value-type="string">
              <text:p text:style-name="P30"><text:span text:style-name="Source_20_Text"><text:span text:style-name="T26">         </text:span></text:span><text:span text:style-name="Source_20_Text"><text:span text:style-name="T28">checked</text:span></text:span><text:span text:style-name="Source_20_Text"><text:span text:style-name="T27">{</text:span></text:span></text:p>
            </table:table-cell>
          </table:table-row>
        </table:table>
        <table:table table:name="Table47" table:style-name="Table47">
          <table:table-column table:style-name="Table47.A"/>
          <table:table-column table:style-name="Table47.B"/>
          <table:table-row>
            <table:table-cell table:style-name="Table47.A1" office:value-type="string">
              <text:p text:style-name="P29"><text:span text:style-name="Source_20_Text"><text:span text:style-name="T25">09</text:span></text:span></text:p>
            </table:table-cell>
            <table:table-cell table:style-name="Table47.A1" office:value-type="string">
              <text:p text:style-name="P31"> </text:p>
            </table:table-cell>
          </table:table-row>
        </table:table>
        <table:table table:name="Table48" table:style-name="Table48">
          <table:table-column table:style-name="Table48.A"/>
          <table:table-column table:style-name="Table48.B"/>
          <table:table-row>
            <table:table-cell table:style-name="Table48.A1" office:value-type="string">
              <text:p text:style-name="P29"><text:span text:style-name="Source_20_Text"><text:span text:style-name="T25">10</text:span></text:span></text:p>
            </table:table-cell>
            <table:table-cell table:style-name="Table48.A1" office:value-type="string">
              <text:p text:style-name="P30"><text:span text:style-name="Source_20_Text"><text:span text:style-name="T26">             </text:span></text:span><text:span text:style-name="Source_20_Text"><text:span text:style-name="T27">Console.WriteLine(</text:span></text:span><text:span text:style-name="Source_20_Text"><text:span text:style-name="T30">"\n"</text:span></text:span><text:span text:style-name="Source_20_Text"><text:span text:style-name="T27">);</text:span></text:span></text:p>
            </table:table-cell>
          </table:table-row>
        </table:table>
        <table:table table:name="Table49" table:style-name="Table49">
          <table:table-column table:style-name="Table49.A"/>
          <table:table-column table:style-name="Table49.B"/>
          <table:table-row>
            <table:table-cell table:style-name="Table49.A1" office:value-type="string">
              <text:p text:style-name="P29"><text:span text:style-name="Source_20_Text"><text:span text:style-name="T25">11</text:span></text:span></text:p>
            </table:table-cell>
            <table:table-cell table:style-name="Table49.A1" office:value-type="string">
              <text:p text:style-name="P30"><text:span text:style-name="Source_20_Text"><text:span text:style-name="T26">             </text:span></text:span><text:span text:style-name="Source_20_Text"><text:span text:style-name="T27">inttestVariable++;</text:span></text:span></text:p>
            </table:table-cell>
          </table:table-row>
        </table:table>
        <table:table table:name="Table50" table:style-name="Table50">
          <table:table-column table:style-name="Table50.A"/>
          <table:table-column table:style-name="Table50.B"/>
          <table:table-row>
            <table:table-cell table:style-name="Table50.A1" office:value-type="string">
              <text:p text:style-name="P29"><text:span text:style-name="Source_20_Text"><text:span text:style-name="T25">12</text:span></text:span></text:p>
            </table:table-cell>
            <table:table-cell table:style-name="Table50.A1" office:value-type="string">
              <text:p text:style-name="P30"><text:span text:style-name="Source_20_Text"><text:span text:style-name="T26">             </text:span></text:span><text:span text:style-name="Source_20_Text"><text:span text:style-name="T27">Console.WriteLine(</text:span></text:span><text:span text:style-name="Source_20_Text"><text:span text:style-name="T30">"Checked Value becomes... "</text:span></text:span><text:span text:style-name="T27"> </text:span><text:span text:style-name="Source_20_Text"><text:span text:style-name="T27">+ inttestVariable);</text:span></text:span></text:p>
            </table:table-cell>
          </table:table-row>
        </table:table>
        <table:table table:name="Table51" table:style-name="Table51">
          <table:table-column table:style-name="Table51.A"/>
          <table:table-column table:style-name="Table51.B"/>
          <table:table-row>
            <table:table-cell table:style-name="Table51.A1" office:value-type="string">
              <text:p text:style-name="P29"><text:span text:style-name="Source_20_Text"><text:span text:style-name="T25">13</text:span></text:span></text:p>
            </table:table-cell>
            <table:table-cell table:style-name="Table51.A1" office:value-type="string">
              <text:p text:style-name="P31"> </text:p>
            </table:table-cell>
          </table:table-row>
        </table:table>
        <table:table table:name="Table52" table:style-name="Table52">
          <table:table-column table:style-name="Table52.A"/>
          <table:table-column table:style-name="Table52.B"/>
          <table:table-row>
            <table:table-cell table:style-name="Table52.A1" office:value-type="string">
              <text:p text:style-name="P29"><text:span text:style-name="Source_20_Text"><text:span text:style-name="T25">14</text:span></text:span></text:p>
            </table:table-cell>
            <table:table-cell table:style-name="Table52.A1" office:value-type="string">
              <text:p text:style-name="P30"><text:span text:style-name="Source_20_Text"><text:span text:style-name="T26">            </text:span></text:span><text:span text:style-name="Source_20_Text"><text:span text:style-name="T27">}</text:span></text:span></text:p>
            </table:table-cell>
          </table:table-row>
        </table:table>
        <table:table table:name="Table53" table:style-name="Table53">
          <table:table-column table:style-name="Table53.A"/>
          <table:table-column table:style-name="Table53.B"/>
          <table:table-row>
            <table:table-cell table:style-name="Table53.A1" office:value-type="string">
              <text:p text:style-name="P29"><text:span text:style-name="Source_20_Text"><text:span text:style-name="T25">15</text:span></text:span></text:p>
            </table:table-cell>
            <table:table-cell table:style-name="Table53.A1" office:value-type="string">
              <text:p text:style-name="P31"> </text:p>
            </table:table-cell>
          </table:table-row>
        </table:table>
        <table:table table:name="Table54" table:style-name="Table54">
          <table:table-column table:style-name="Table54.A"/>
          <table:table-column table:style-name="Table54.B"/>
          <table:table-row>
            <table:table-cell table:style-name="Table54.A1" office:value-type="string">
              <text:p text:style-name="P29"><text:span text:style-name="Source_20_Text"><text:span text:style-name="T25">16</text:span></text:span></text:p>
            </table:table-cell>
            <table:table-cell table:style-name="Table54.A1" office:value-type="string">
              <text:p text:style-name="P30"><text:span text:style-name="Source_20_Text"><text:span text:style-name="T26">          </text:span></text:span><text:span text:style-name="Source_20_Text"><text:span text:style-name="T27">}</text:span></text:span></text:p>
            </table:table-cell>
          </table:table-row>
        </table:table>
        <table:table table:name="Table55" table:style-name="Table55">
          <table:table-column table:style-name="Table55.A"/>
          <table:table-column table:style-name="Table55.B"/>
          <table:table-row>
            <table:table-cell table:style-name="Table55.A1" office:value-type="string">
              <text:p text:style-name="P29"><text:span text:style-name="Source_20_Text"><text:span text:style-name="T25">17</text:span></text:span></text:p>
            </table:table-cell>
            <table:table-cell table:style-name="Table55.A1" office:value-type="string">
              <text:p text:style-name="P30"><text:span text:style-name="Source_20_Text"><text:span text:style-name="T26">    </text:span></text:span><text:span text:style-name="Source_20_Text"><text:span text:style-name="T27">}</text:span></text:span></text:p>
            </table:table-cell>
          </table:table-row>
        </table:table>
      </text:section>
      <text:p text:style-name="P18">If you see above code we have incremented the integer value by +1 means it's an overflow in an application. Because the maximum value of integer is 2147483647.It will cause a stack overflow exception error. Let's display output and see the error.</text:p>
      <text:p text:style-name="P20"><text:span text:style-name="Strong_20_Emphasis"><text:span text:style-name="T24">Display Output</text:span></text:span></text:p>
      <text:p text:style-name="P19"><text:soft-page-break/><draw:frame draw:style-name="fr1" draw:name="graphics1" text:anchor-type="as-char" svg:width="5.6043in" svg:height="1.5417in" draw:z-index="0"><draw:image xlink:href="http://www.onlinebuff.com/artimages/checked.jpg" xlink:type="simple" xlink:show="embed" xlink:actuate="onLoad"/></draw:frame></text:p>
      <text:p text:style-name="P20"><text:span text:style-name="Strong_20_Emphasis"><text:span text:style-name="T24">For Unchecked operator</text:span></text:span></text:p>
      <text:p text:style-name="P18">Now let's change the operator replacing checked with unchecked and check the output.</text:p>
      <text:section text:style-name="Sect1" text:name="highlighter_517902">
        <table:table table:name="Table56" table:style-name="Table56">
          <table:table-column table:style-name="Table56.A"/>
          <table:table-column table:style-name="Table56.B"/>
          <table:table-row>
            <table:table-cell table:style-name="Table56.A1" office:value-type="string">
              <text:p text:style-name="P29"><text:span text:style-name="Source_20_Text"><text:span text:style-name="T25">01</text:span></text:span></text:p>
            </table:table-cell>
            <table:table-cell table:style-name="Table56.A1" office:value-type="string">
              <text:p text:style-name="P30"><text:span text:style-name="Source_20_Text"><text:span text:style-name="T28">class</text:span></text:span><text:span text:style-name="T27"> </text:span><text:span text:style-name="Source_20_Text"><text:span text:style-name="T27">Program</text:span></text:span></text:p>
            </table:table-cell>
          </table:table-row>
        </table:table>
        <table:table table:name="Table57" table:style-name="Table57">
          <table:table-column table:style-name="Table57.A"/>
          <table:table-column table:style-name="Table57.B"/>
          <table:table-row>
            <table:table-cell table:style-name="Table57.A1" office:value-type="string">
              <text:p text:style-name="P29"><text:span text:style-name="Source_20_Text"><text:span text:style-name="T25">02</text:span></text:span></text:p>
            </table:table-cell>
            <table:table-cell table:style-name="Table57.A1" office:value-type="string">
              <text:p text:style-name="P30"><text:span text:style-name="Source_20_Text"><text:span text:style-name="T26">      </text:span></text:span><text:span text:style-name="Source_20_Text"><text:span text:style-name="T27">{</text:span></text:span></text:p>
            </table:table-cell>
          </table:table-row>
        </table:table>
        <table:table table:name="Table58" table:style-name="Table58">
          <table:table-column table:style-name="Table58.A"/>
          <table:table-column table:style-name="Table58.B"/>
          <table:table-row>
            <table:table-cell table:style-name="Table58.A1" office:value-type="string">
              <text:p text:style-name="P29"><text:span text:style-name="Source_20_Text"><text:span text:style-name="T25">03</text:span></text:span></text:p>
            </table:table-cell>
            <table:table-cell table:style-name="Table58.A1" office:value-type="string">
              <text:p text:style-name="P30"><text:span text:style-name="Source_20_Text"><text:span text:style-name="T26">          </text:span></text:span><text:span text:style-name="Source_20_Text"><text:span text:style-name="T28">static</text:span></text:span><text:span text:style-name="T27"> </text:span><text:span text:style-name="Source_20_Text"><text:span text:style-name="T28">void</text:span></text:span><text:span text:style-name="T27"> </text:span><text:span text:style-name="Source_20_Text"><text:span text:style-name="T27">Main(</text:span></text:span><text:span text:style-name="Source_20_Text"><text:span text:style-name="T28">string</text:span></text:span><text:span text:style-name="Source_20_Text"><text:span text:style-name="T27">[] args)</text:span></text:span></text:p>
            </table:table-cell>
          </table:table-row>
        </table:table>
        <table:table table:name="Table59" table:style-name="Table59">
          <table:table-column table:style-name="Table59.A"/>
          <table:table-column table:style-name="Table59.B"/>
          <table:table-row>
            <table:table-cell table:style-name="Table59.A1" office:value-type="string">
              <text:p text:style-name="P29"><text:span text:style-name="Source_20_Text"><text:span text:style-name="T25">04</text:span></text:span></text:p>
            </table:table-cell>
            <table:table-cell table:style-name="Table59.A1" office:value-type="string">
              <text:p text:style-name="P30"><text:span text:style-name="Source_20_Text"><text:span text:style-name="T26">        </text:span></text:span><text:span text:style-name="Source_20_Text"><text:span text:style-name="T27">{</text:span></text:span></text:p>
            </table:table-cell>
          </table:table-row>
        </table:table>
        <table:table table:name="Table60" table:style-name="Table60">
          <table:table-column table:style-name="Table60.A"/>
          <table:table-column table:style-name="Table60.B"/>
          <table:table-row>
            <table:table-cell table:style-name="Table60.A1" office:value-type="string">
              <text:p text:style-name="P29"><text:span text:style-name="Source_20_Text"><text:span text:style-name="T25">05</text:span></text:span></text:p>
            </table:table-cell>
            <table:table-cell table:style-name="Table60.A1" office:value-type="string">
              <text:p text:style-name="P30"><text:span text:style-name="Source_20_Text"><text:span text:style-name="T26">        </text:span></text:span><text:span text:style-name="Source_20_Text"><text:span text:style-name="T28">int</text:span></text:span><text:span text:style-name="T27"> </text:span><text:span text:style-name="Source_20_Text"><text:span text:style-name="T27">inttestVariable = 2147483647;</text:span></text:span></text:p>
            </table:table-cell>
          </table:table-row>
        </table:table>
        <table:table table:name="Table61" table:style-name="Table61">
          <table:table-column table:style-name="Table61.A"/>
          <table:table-column table:style-name="Table61.B"/>
          <table:table-row>
            <table:table-cell table:style-name="Table61.A1" office:value-type="string">
              <text:p text:style-name="P29"><text:span text:style-name="Source_20_Text"><text:span text:style-name="T25">06</text:span></text:span></text:p>
            </table:table-cell>
            <table:table-cell table:style-name="Table61.A1" office:value-type="string">
              <text:p text:style-name="P30"><text:span text:style-name="Source_20_Text"><text:span text:style-name="T26">            </text:span></text:span><text:span text:style-name="Source_20_Text"><text:span text:style-name="T27">Console.WriteLine(</text:span></text:span><text:span text:style-name="Source_20_Text"><text:span text:style-name="T30">"Our current int value is... "</text:span></text:span><text:span text:style-name="T27"> </text:span><text:span text:style-name="Source_20_Text"><text:span text:style-name="T27">+ inttestVariable);</text:span></text:span></text:p>
            </table:table-cell>
          </table:table-row>
        </table:table>
        <table:table table:name="Table62" table:style-name="Table62">
          <table:table-column table:style-name="Table62.A"/>
          <table:table-column table:style-name="Table62.B"/>
          <table:table-row>
            <table:table-cell table:style-name="Table62.A1" office:value-type="string">
              <text:p text:style-name="P29"><text:span text:style-name="Source_20_Text"><text:span text:style-name="T25">07</text:span></text:span></text:p>
            </table:table-cell>
            <table:table-cell table:style-name="Table62.A1" office:value-type="string">
              <text:p text:style-name="P31"> </text:p>
            </table:table-cell>
          </table:table-row>
        </table:table>
        <table:table table:name="Table63" table:style-name="Table63">
          <table:table-column table:style-name="Table63.A"/>
          <table:table-column table:style-name="Table63.B"/>
          <table:table-row>
            <table:table-cell table:style-name="Table63.A1" office:value-type="string">
              <text:p text:style-name="P29"><text:span text:style-name="Source_20_Text"><text:span text:style-name="T25">08</text:span></text:span></text:p>
            </table:table-cell>
            <table:table-cell table:style-name="Table63.A1" office:value-type="string">
              <text:p text:style-name="P30"><text:span text:style-name="Source_20_Text"><text:span text:style-name="T26">         </text:span></text:span><text:span text:style-name="Source_20_Text"><text:span text:style-name="T28">unchecked</text:span></text:span><text:span text:style-name="Source_20_Text"><text:span text:style-name="T27">{</text:span></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9"><text:span text:style-name="Source_20_Text"><text:span text:style-name="T25">09</text:span></text:span></text:p>
            </table:table-cell>
            <table:table-cell table:style-name="Table64.A1" office:value-type="string">
              <text:p text:style-name="P31"> </text:p>
            </table:table-cell>
          </table:table-row>
        </table:table>
        <table:table table:name="Table65" table:style-name="Table65">
          <table:table-column table:style-name="Table65.A"/>
          <table:table-column table:style-name="Table65.B"/>
          <table:table-row>
            <table:table-cell table:style-name="Table65.A1" office:value-type="string">
              <text:p text:style-name="P29"><text:span text:style-name="Source_20_Text"><text:span text:style-name="T25">10</text:span></text:span></text:p>
            </table:table-cell>
            <table:table-cell table:style-name="Table65.A1" office:value-type="string">
              <text:p text:style-name="P30"><text:span text:style-name="Source_20_Text"><text:span text:style-name="T26">             </text:span></text:span><text:span text:style-name="Source_20_Text"><text:span text:style-name="T27">Console.WriteLine(</text:span></text:span><text:span text:style-name="Source_20_Text"><text:span text:style-name="T30">"\n"</text:span></text:span><text:span text:style-name="Source_20_Text"><text:span text:style-name="T27">);</text:span></text:span></text:p>
            </table:table-cell>
          </table:table-row>
        </table:table>
        <table:table table:name="Table66" table:style-name="Table66">
          <table:table-column table:style-name="Table66.A"/>
          <table:table-column table:style-name="Table66.B"/>
          <table:table-row>
            <table:table-cell table:style-name="Table66.A1" office:value-type="string">
              <text:p text:style-name="P29"><text:span text:style-name="Source_20_Text"><text:span text:style-name="T25">11</text:span></text:span></text:p>
            </table:table-cell>
            <table:table-cell table:style-name="Table66.A1" office:value-type="string">
              <text:p text:style-name="P30"><text:span text:style-name="Source_20_Text"><text:span text:style-name="T26">             </text:span></text:span><text:span text:style-name="Source_20_Text"><text:span text:style-name="T27">inttestVariable++;</text:span></text:span></text:p>
            </table:table-cell>
          </table:table-row>
        </table:table>
        <table:table table:name="Table67" table:style-name="Table67">
          <table:table-column table:style-name="Table67.A"/>
          <table:table-column table:style-name="Table67.B"/>
          <table:table-row>
            <table:table-cell table:style-name="Table67.A1" office:value-type="string">
              <text:p text:style-name="P29"><text:span text:style-name="Source_20_Text"><text:span text:style-name="T25">12</text:span></text:span></text:p>
            </table:table-cell>
            <table:table-cell table:style-name="Table67.A1" office:value-type="string">
              <text:p text:style-name="P30"><text:span text:style-name="Source_20_Text"><text:span text:style-name="T26">             </text:span></text:span><text:span text:style-name="Source_20_Text"><text:span text:style-name="T27">Console.WriteLine(</text:span></text:span><text:span text:style-name="Source_20_Text"><text:span text:style-name="T30">"Checked Value becomes... "</text:span></text:span><text:span text:style-name="T27"> </text:span><text:span text:style-name="Source_20_Text"><text:span text:style-name="T27">+ inttestVariable);</text:span></text:span></text:p>
            </table:table-cell>
          </table:table-row>
        </table:table>
        <table:table table:name="Table68" table:style-name="Table68">
          <table:table-column table:style-name="Table68.A"/>
          <table:table-column table:style-name="Table68.B"/>
          <table:table-row>
            <table:table-cell table:style-name="Table68.A1" office:value-type="string">
              <text:p text:style-name="P29"><text:span text:style-name="Source_20_Text"><text:span text:style-name="T25">13</text:span></text:span></text:p>
            </table:table-cell>
            <table:table-cell table:style-name="Table68.A1" office:value-type="string">
              <text:p text:style-name="P31"> </text:p>
            </table:table-cell>
          </table:table-row>
        </table:table>
        <table:table table:name="Table69" table:style-name="Table69">
          <table:table-column table:style-name="Table69.A"/>
          <table:table-column table:style-name="Table69.B"/>
          <table:table-row>
            <table:table-cell table:style-name="Table69.A1" office:value-type="string">
              <text:p text:style-name="P29"><text:span text:style-name="Source_20_Text"><text:span text:style-name="T25">14</text:span></text:span></text:p>
            </table:table-cell>
            <table:table-cell table:style-name="Table69.A1" office:value-type="string">
              <text:p text:style-name="P30"><text:span text:style-name="Source_20_Text"><text:span text:style-name="T26">            </text:span></text:span><text:span text:style-name="Source_20_Text"><text:span text:style-name="T27">}</text:span></text:span></text:p>
            </table:table-cell>
          </table:table-row>
        </table:table>
        <table:table table:name="Table70" table:style-name="Table70">
          <table:table-column table:style-name="Table70.A"/>
          <table:table-column table:style-name="Table70.B"/>
          <table:table-row>
            <table:table-cell table:style-name="Table70.A1" office:value-type="string">
              <text:p text:style-name="P29"><text:span text:style-name="Source_20_Text"><text:span text:style-name="T25">15</text:span></text:span></text:p>
            </table:table-cell>
            <table:table-cell table:style-name="Table70.A1" office:value-type="string">
              <text:p text:style-name="P31"> </text:p>
            </table:table-cell>
          </table:table-row>
        </table:table>
        <table:table table:name="Table71" table:style-name="Table71">
          <table:table-column table:style-name="Table71.A"/>
          <table:table-column table:style-name="Table71.B"/>
          <table:table-row>
            <table:table-cell table:style-name="Table71.A1" office:value-type="string">
              <text:p text:style-name="P29"><text:span text:style-name="Source_20_Text"><text:span text:style-name="T25">16</text:span></text:span></text:p>
            </table:table-cell>
            <table:table-cell table:style-name="Table71.A1" office:value-type="string">
              <text:p text:style-name="P30"><text:span text:style-name="Source_20_Text"><text:span text:style-name="T26">          </text:span></text:span><text:span text:style-name="Source_20_Text"><text:span text:style-name="T27">}</text:span></text:span></text:p>
            </table:table-cell>
          </table:table-row>
        </table:table>
        <table:table table:name="Table72" table:style-name="Table72">
          <table:table-column table:style-name="Table72.A"/>
          <table:table-column table:style-name="Table72.B"/>
          <table:table-row>
            <table:table-cell table:style-name="Table72.A1" office:value-type="string">
              <text:p text:style-name="P29"><text:span text:style-name="Source_20_Text"><text:span text:style-name="T25">17</text:span></text:span></text:p>
            </table:table-cell>
            <table:table-cell table:style-name="Table72.A1" office:value-type="string">
              <text:p text:style-name="P30"><text:span text:style-name="Source_20_Text"><text:span text:style-name="T26">    </text:span></text:span><text:span text:style-name="Source_20_Text"><text:span text:style-name="T27">}</text:span></text:span></text:p>
            </table:table-cell>
          </table:table-row>
        </table:table>
      </text:section>
      <text:p text:style-name="P18"><text:soft-page-break/>As you see from above code block of unchecked operator is that it does not thrown an exception error but it has shown negative output or wrong in calculation.</text:p>
      <text:p text:style-name="P18">So it is conclude that checked operator checks the block of code if arithmetic calculation or value is overflow in an application then it will throw up an overflow exception error while unchecked operator does not throw up overflow exception error.</text:p>
      <text:p text:style-name="P13"><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Bitstream Vera Sans Mono', 'Courier New', Courier, monospace"/>
    <style:font-face style:name="Lucida Sans Unicode" svg:font-family="'Lucida Sans Unicode', 'Lucida Grande', sans-serif"/>
    <style:font-face style:name="Tahoma" svg:font-family="Tahoma, Helvetica, sans-serif"/>
    <style:font-face style:name="Arial Unicode MS1" svg:font-family="'Arial Unicode M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nsolas2" svg:font-family="Consola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3"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3"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com" style:family="text" style:parent-style-name="Default_20_Paragraph_20_Font"/>
    <style:style style:name="str" style:family="text" style:parent-style-name="Default_20_Paragraph_20_Font"/>
    <style:style style:name="lit" style:family="text" style:parent-style-name="Default_20_Paragraph_20_Font"/>
    <style:style style:name="apple-converted-spac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8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8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8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8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8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8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8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8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MP1"><text:page-number text:select-page="current">11</text:page-number></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kumar</meta:initial-creator>
    <dc:creator>ramkumar lakshminarayanan</dc:creator>
    <meta:editing-cycles>19</meta:editing-cycles>
    <meta:creation-date>2015-04-25T13:12:00</meta:creation-date>
    <dc:date>2016-03-21T14:21:38.99</dc:date>
    <meta:editing-duration>PT1H3M58S</meta:editing-duration>
    <meta:generator>OpenOffice/4.1.1$Win32 OpenOffice.org_project/411m6$Build-9775</meta:generator>
    <meta:document-statistic meta:table-count="72" meta:image-count="1" meta:object-count="0" meta:page-count="12" meta:paragraph-count="402" meta:word-count="1414" meta:character-count="101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